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octet-stream"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1" style:family="table">
      <style:table-properties style:width="15.822cm" fo:margin-left="0cm" table:align="left"/>
    </style:style>
    <style:style style:name="Tabel1.A" style:family="table-column">
      <style:table-column-properties style:column-width="7.303cm"/>
    </style:style>
    <style:style style:name="Tabel1.B" style:family="table-column">
      <style:table-column-properties style:column-width="8.52cm"/>
    </style:style>
    <style:style style:name="Tabel1.A1" style:family="table-cell">
      <style:table-cell-properties fo:background-color="#ffffff" fo:padding-left="0.191cm" fo:padding-right="0.191cm" fo:padding-top="0cm" fo:padding-bottom="0cm" fo:border="0.018cm solid #999999" style:writing-mode="lr-tb">
        <style:background-image/>
      </style:table-cell-properties>
    </style:style>
    <style:style style:name="Tabel2" style:family="table">
      <style:table-properties style:width="16.221cm" fo:margin-left="0cm" table:align="left"/>
    </style:style>
    <style:style style:name="Tabel2.A" style:family="table-column">
      <style:table-column-properties style:column-width="3.485cm"/>
    </style:style>
    <style:style style:name="Tabel2.B" style:family="table-column">
      <style:table-column-properties style:column-width="3.184cm"/>
    </style:style>
    <style:style style:name="Tabel2.A1" style:family="table-cell">
      <style:table-cell-properties fo:background-color="#ffffff" fo:padding-left="0.191cm" fo:padding-right="0.191cm" fo:padding-top="0cm" fo:padding-bottom="0cm" fo:border="0.018cm solid #999999" style:writing-mode="lr-tb">
        <style:background-image/>
      </style:table-cell-properties>
    </style:style>
    <style:style style:name="Tabel3" style:family="table">
      <style:table-properties style:width="16.443cm" fo:margin-left="0cm" table:align="left"/>
    </style:style>
    <style:style style:name="Tabel3.A" style:family="table-column">
      <style:table-column-properties style:column-width="4.069cm"/>
    </style:style>
    <style:style style:name="Tabel3.B" style:family="table-column">
      <style:table-column-properties style:column-width="1.513cm"/>
    </style:style>
    <style:style style:name="Tabel3.C" style:family="table-column">
      <style:table-column-properties style:column-width="1.588cm"/>
    </style:style>
    <style:style style:name="Tabel3.D" style:family="table-column">
      <style:table-column-properties style:column-width="3.085cm"/>
    </style:style>
    <style:style style:name="Tabel3.E" style:family="table-column">
      <style:table-column-properties style:column-width="4.353cm"/>
    </style:style>
    <style:style style:name="Tabel3.F" style:family="table-column">
      <style:table-column-properties style:column-width="1.834cm"/>
    </style:style>
    <style:style style:name="Tabel3.A1" style:family="table-cell">
      <style:table-cell-properties fo:background-color="#ffffff" fo:padding-left="0.191cm" fo:padding-right="0.191cm" fo:padding-top="0cm" fo:padding-bottom="0cm" fo:border="0.018cm solid #999999" style:writing-mode="lr-tb">
        <style:background-image/>
      </style:table-cell-properties>
    </style:style>
    <style:style style:name="Tabel3.B1" style:family="table-cell">
      <style:table-cell-properties fo:background-color="#ffffff" fo:padding-left="0.191cm" fo:padding-right="0.191cm" fo:padding-top="0cm" fo:padding-bottom="0cm" fo:border-left="0.018cm solid #999999" fo:border-right="none" fo:border-top="0.018cm solid #999999" fo:border-bottom="0.018cm solid #999999" style:writing-mode="lr-tb">
        <style:background-image/>
      </style:table-cell-properties>
    </style:style>
    <style:style style:name="Tabel3.B2" style:family="table-cell" style:data-style-name="N0">
      <style:table-cell-properties fo:background-color="#ffffff" fo:padding-left="0.191cm" fo:padding-right="0.191cm" fo:padding-top="0cm" fo:padding-bottom="0cm" fo:border-left="0.018cm solid #999999" fo:border-right="none" fo:border-top="0.018cm solid #999999" fo:border-bottom="0.018cm solid #999999" style:writing-mode="lr-tb">
        <style:background-image/>
      </style:table-cell-properties>
    </style:style>
    <style:style style:name="Tabel3.C2" style:family="table-cell" style:data-style-name="N0">
      <style:table-cell-properties fo:background-color="#ffffff" fo:padding-left="0.191cm" fo:padding-right="0.191cm" fo:padding-top="0cm" fo:padding-bottom="0cm" fo:border="0.018cm solid #999999" style:writing-mode="lr-tb">
        <style:background-image/>
      </style:table-cell-properties>
    </style:style>
    <style:style style:name="Tabel4" style:family="table">
      <style:table-properties style:width="16.443cm" fo:margin-left="0cm" table:align="left"/>
    </style:style>
    <style:style style:name="Tabel4.A" style:family="table-column">
      <style:table-column-properties style:column-width="4.069cm"/>
    </style:style>
    <style:style style:name="Tabel4.B" style:family="table-column">
      <style:table-column-properties style:column-width="1.513cm"/>
    </style:style>
    <style:style style:name="Tabel4.C" style:family="table-column">
      <style:table-column-properties style:column-width="1.588cm"/>
    </style:style>
    <style:style style:name="Tabel4.D" style:family="table-column">
      <style:table-column-properties style:column-width="3.085cm"/>
    </style:style>
    <style:style style:name="Tabel4.E" style:family="table-column">
      <style:table-column-properties style:column-width="4.353cm"/>
    </style:style>
    <style:style style:name="Tabel4.F" style:family="table-column">
      <style:table-column-properties style:column-width="1.834cm"/>
    </style:style>
    <style:style style:name="Tabel4.A1" style:family="table-cell">
      <style:table-cell-properties fo:background-color="#ffffff" fo:padding-left="0.191cm" fo:padding-right="0.191cm" fo:padding-top="0cm" fo:padding-bottom="0cm" fo:border="0.018cm solid #999999" style:writing-mode="lr-tb">
        <style:background-image/>
      </style:table-cell-properties>
    </style:style>
    <style:style style:name="Tabel4.B1" style:family="table-cell">
      <style:table-cell-properties fo:background-color="#ffffff" fo:padding-left="0.191cm" fo:padding-right="0.191cm" fo:padding-top="0cm" fo:padding-bottom="0cm" fo:border-left="0.018cm solid #999999" fo:border-right="none" fo:border-top="0.018cm solid #999999" fo:border-bottom="0.018cm solid #999999" style:writing-mode="lr-tb">
        <style:background-image/>
      </style:table-cell-properties>
    </style:style>
    <style:style style:name="Tabel4.B2" style:family="table-cell" style:data-style-name="N0">
      <style:table-cell-properties fo:background-color="#ffffff" fo:padding-left="0.191cm" fo:padding-right="0.191cm" fo:padding-top="0cm" fo:padding-bottom="0cm" fo:border-left="0.018cm solid #999999" fo:border-right="none" fo:border-top="0.018cm solid #999999" fo:border-bottom="0.018cm solid #999999" style:writing-mode="lr-tb">
        <style:background-image/>
      </style:table-cell-properties>
    </style:style>
    <style:style style:name="Tabel4.C2" style:family="table-cell" style:data-style-name="N0">
      <style:table-cell-properties fo:background-color="#ffffff" fo:padding-left="0.191cm" fo:padding-right="0.191cm" fo:padding-top="0cm" fo:padding-bottom="0cm" fo:border="0.018cm solid #999999" style:writing-mode="lr-tb">
        <style:background-image/>
      </style:table-cell-properties>
    </style:style>
    <style:style style:name="P1" style:family="paragraph" style:parent-style-name="Geen_20_afstand">
      <style:paragraph-properties fo:margin-top="0.212cm" fo:margin-bottom="0.282cm"/>
      <style:text-properties fo:color="#0070c0" fo:font-size="14pt" style:font-size-asian="14pt" style:font-size-complex="18pt"/>
    </style:style>
    <style:style style:name="P2" style:family="paragraph" style:parent-style-name="Geen_20_afstand">
      <style:text-properties fo:color="#0070c0" fo:font-size="14pt" style:font-size-asian="14pt" style:font-size-complex="18pt"/>
    </style:style>
    <style:style style:name="P3" style:family="paragraph" style:parent-style-name="Geen_20_afstand">
      <style:text-properties style:font-name="Calibri" style:font-name-asian="Calibri" style:font-name-complex="Calibri"/>
    </style:style>
    <style:style style:name="P4" style:family="paragraph" style:parent-style-name="Geen_20_afstand">
      <style:text-properties style:font-name="Calibri" fo:font-weight="bold" style:font-name-asian="Calibri" style:font-weight-asian="bold" style:font-name-complex="Calibri"/>
    </style:style>
    <style:style style:name="P5" style:family="paragraph" style:parent-style-name="Geen_20_afstand">
      <style:text-properties style:font-name="Calibri" fo:font-weight="bold" style:font-name-asian="Calibri" style:font-weight-asian="bold" style:font-name-complex="Calibri" style:font-weight-complex="bold"/>
    </style:style>
    <style:style style:name="P6" style:family="paragraph" style:parent-style-name="Geen_20_afstand">
      <style:text-properties style:font-name-asian="Calibri" style:font-name-complex="Calibri"/>
    </style:style>
    <style:style style:name="P7" style:family="paragraph" style:parent-style-name="Geen_20_afstand">
      <style:text-properties fo:font-weight="bold" style:font-weight-asian="bold"/>
    </style:style>
    <style:style style:name="P8" style:family="paragraph" style:parent-style-name="Geen_20_afstand">
      <style:text-properties fo:font-weight="bold" style:font-weight-asian="bold" style:font-weight-complex="bold"/>
    </style:style>
    <style:style style:name="P9" style:family="paragraph" style:parent-style-name="Standaard">
      <style:paragraph-properties fo:break-before="page"/>
    </style:style>
    <style:style style:name="P10" style:family="paragraph" style:parent-style-name="Standaard">
      <style:paragraph-properties fo:break-before="page"/>
      <style:text-properties style:font-name="Calibri" style:font-name-asian="Calibri" style:font-name-complex="Calibri"/>
    </style:style>
    <style:style style:name="P11" style:family="paragraph" style:parent-style-name="Inhopg_20_2">
      <style:paragraph-properties>
        <style:tab-stops>
          <style:tab-stop style:position="16.104cm" style:type="right" style:leader-style="dotted" style:leader-text="."/>
        </style:tab-stops>
      </style:paragraph-properties>
    </style:style>
    <style:style style:name="P12" style:family="paragraph" style:parent-style-name="Geen_20_afstand">
      <style:paragraph-properties fo:margin-left="1.27cm" fo:margin-right="0cm" fo:text-indent="0cm" style:auto-text-indent="false">
        <style:tab-stops/>
      </style:paragraph-properties>
    </style:style>
    <style:style style:name="P13" style:family="paragraph" style:parent-style-name="Geen_20_afstand" style:list-style-name="L1"/>
    <style:style style:name="P14" style:family="paragraph" style:parent-style-name="Geen_20_afstand" style:list-style-name="L2"/>
    <style:style style:name="P15" style:family="paragraph" style:parent-style-name="Geen_20_afstand">
      <style:text-properties style:font-name="Calibri" style:font-name-asian="Calibri" style:font-name-complex="Calibri"/>
    </style:style>
    <style:style style:name="P16" style:family="paragraph" style:parent-style-name="Geen_20_afstand" style:list-style-name="L2">
      <style:text-properties style:font-name="Calibri" style:font-name-asian="Calibri" style:font-name-complex="Calibri"/>
    </style:style>
    <style:style style:name="P17" style:family="paragraph" style:parent-style-name="Geen_20_afstand" style:list-style-name="L3"/>
    <style:style style:name="P18" style:family="paragraph" style:parent-style-name="Geen_20_afstand">
      <style:text-properties fo:font-weight="bold" style:font-weight-asian="bold"/>
    </style:style>
    <style:style style:name="P19" style:family="paragraph" style:parent-style-name="Heading_20_2">
      <style:text-properties fo:color="#0070c0" fo:font-size="18pt" style:font-name-asian="Calibri Light" style:font-size-asian="18pt"/>
    </style:style>
    <style:style style:name="P20" style:family="paragraph" style:parent-style-name="Heading_20_2">
      <style:paragraph-properties fo:break-before="page"/>
      <style:text-properties fo:color="#0070c0" fo:font-size="18pt" style:font-name-asian="Calibri Light" style:font-size-asian="18pt"/>
    </style:style>
    <style:style style:name="P21" style:family="paragraph" style:parent-style-name="Standaard" style:master-page-name="MPF0">
      <style:paragraph-properties style:page-number="auto" fo:break-before="page"/>
    </style:style>
    <style:style style:name="P22" style:family="paragraph">
      <style:paragraph-properties style:writing-mode="lr-tb" style:font-independent-line-spacing="false"/>
    </style:style>
    <style:style style:name="P23" style:family="paragraph">
      <style:paragraph-properties style:writing-mode="lr-tb"/>
    </style:style>
    <style:style style:name="P24" style:family="paragraph">
      <style:paragraph-properties fo:margin-top="0.212cm" fo:margin-bottom="0cm" style:writing-mode="lr-tb"/>
    </style:style>
    <style:style style:name="P25" style:family="paragraph">
      <style:paragraph-properties style:writing-mode="lr-tb" style:font-independent-line-spacing="true"/>
    </style:style>
    <style:style style:name="T1" style:family="text">
      <style:text-properties style:font-name="Calibri" style:font-name-asian="Calibri" style:font-name-complex="Calibri"/>
    </style:style>
    <style:style style:name="T2" style:family="text">
      <style:text-properties style:font-name="Calibri" style:font-name-asian="Calibri" style:font-name-complex="Calibri" style:font-weight-complex="bold"/>
    </style:style>
    <style:style style:name="T3" style:family="text">
      <style:text-properties style:font-name="Calibri" fo:font-weight="bold" style:font-name-asian="Calibri" style:font-weight-asian="bold" style:font-name-complex="Calibri"/>
    </style:style>
    <style:style style:name="T4" style:family="text">
      <style:text-properties style:font-name="Calibri" fo:font-weight="bold" style:font-name-asian="Calibri" style:font-weight-asian="bold" style:font-name-complex="Calibri" style:font-weight-complex="bold"/>
    </style:style>
    <style:style style:name="T5" style:family="text">
      <style:text-properties style:font-name-asian="Calibri Light"/>
    </style:style>
    <style:style style:name="T6" style:family="text">
      <style:text-properties fo:color="#0070c0" fo:font-size="18pt" style:font-name-asian="Calibri Light" style:font-size-asian="18pt"/>
    </style:style>
    <style:style style:name="T7" style:family="text">
      <style:text-properties style:font-name-asian="Calibri" style:font-name-complex="Calibri"/>
    </style:style>
    <style:style style:name="T8" style:family="text">
      <style:text-properties fo:font-weight="bold" style:font-name-asian="Calibri" style:font-weight-asian="bold" style:font-name-complex="Calibri" style:font-weight-complex="bold"/>
    </style:style>
    <style:style style:name="T9" style:family="text">
      <style:text-properties fo:color="#000000" style:font-name="Calibri"/>
    </style:style>
    <style:style style:name="T10" style:family="text">
      <style:text-properties fo:color="#ffffff" style:font-name="Calibri Light" fo:font-size="32pt" style:font-name-asian="Times New Roman" style:font-size-asian="32pt" style:font-name-complex="Times New Roman" style:font-size-complex="32pt"/>
    </style:style>
    <style:style style:name="T11" style:family="text">
      <style:text-properties fo:color="#0070c0" fo:font-size="18pt" style:font-size-asian="18pt" style:font-size-complex="18pt"/>
    </style:style>
    <style:style style:name="T12" style:family="text">
      <style:text-properties fo:color="#ffffff" fo:font-size="24pt" style:font-size-asian="24pt" style:font-size-complex="24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left="0.254cm" fo:padding-right="0.254cm" fo:padding-top="0.127cm" fo:padding-bottom="0.127cm" fo:border="none" style:writing-mode="lr-tb">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draw:ole-draw-aspect="1" draw:visible-area-top="0cm" draw:visible-area-width="5cm" draw:visible-area-height="5cm"/>
    </style:style>
    <style:style style:name="Sect1" style:family="section">
      <style:section-properties style:editable="false">
        <style:columns fo:column-count="1" fo:column-gap="0cm"/>
      </style:section-properties>
    </style:style>
    <text:list-style style:name="L1">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left" draw:textarea-vertical-align="top" draw:auto-grow-height="false" draw:auto-grow-width="false" fo:padding-top="0cm" fo:padding-bottom="0cm" fo:padding-left="0.254cm" fo:padding-right="0.254cm" fo:wrap-option="wrap"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style:run-through="background" style:wrap="run-through" style:number-wrapped-paragraphs="no-limit" style:vertical-pos="middle" style:vertical-rel="page" style:horizontal-pos="center" style:horizontal-rel="page" draw:wrap-influence-on-position="once-concurrent" style:flow-with-text="false"/>
    </style:style>
    <style:style style:name="gr3" style:family="graphic">
      <style:graphic-properties style:run-through="background"/>
    </style:style>
    <style:style style:name="gr4" style:family="graphic">
      <style:graphic-properties draw:stroke="none" draw:fill="gradient" draw:fill-gradient-name="a1" draw:textarea-horizontal-align="left" draw:textarea-vertical-align="top" draw:auto-grow-height="false" draw:auto-grow-width="false" fo:padding-top="1.905cm" fo:padding-bottom="12.7cm" fo:padding-left="1.905cm" fo:padding-right="2.54cm" fo:wrap-option="wrap" style:run-through="background"/>
    </style:style>
    <style:style style:name="gr5" style:family="graphic">
      <style:graphic-properties draw:stroke="none" draw:fill="solid" draw:fill-color="#ffffff" draw:opacity="100%" fo:min-height="0cm" fo:min-width="0cm" style:run-through="background"/>
    </style:style>
    <style:style style:name="gr6" style:family="graphic">
      <style:graphic-properties draw:stroke="none" draw:fill="none" draw:textarea-horizontal-align="left" draw:textarea-vertical-align="bottom" draw:auto-grow-height="false" draw:auto-grow-width="false" fo:padding-top="0cm" fo:padding-bottom="0cm" fo:padding-left="1.905cm" fo:padding-right="2.54cm" fo:wrap-option="wrap" style:run-through="back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draw:g text:anchor-type="paragraph" draw:z-index="7" draw:name="Groep 48" draw:style-name="gr2"><draw:g draw:name="Groep 49" draw:style-name="gr3"><draw:custom-shape draw:name="Rechthoek 54" draw:style-name="gr4" draw:text-style-name="P25" svg:width="19.044cm" svg:height="25.397cm" svg:x="1.274cm" svg:y="1.272cm"><text:p text:style-name="P23"><text:span text:style-name="T10">Plan van aanpak</text:span></text:p><text:p text:style-name="P24"><text:span text:style-name="T11"/></text:p><text:p text:style-name="P23"><text:span text:style-name="T12"/></text:p><draw:enhanced-geometry svg:viewBox="0 0 21600 21600" draw:type="non-primitive" draw:enhanced-path="M 0 0 L 21600 0 21600 21600 0 21600 Z N"/></draw:custom-shape><draw:g draw:name="Groep 2" draw:style-name="gr3"><draw:custom-shape draw:name="Vrije vorm 56" draw:style-name="gr5" svg:width="7.852cm" svg:height="7.875cm" svg:x="12.454cm" svg:y="1.272cm"><text:p/><draw:enhanced-geometry svg:viewBox="0 0 1781 1786" draw:text-areas="?f24 ?f26 ?f25 ?f27" draw:glue-points="?f16 ?f17 ?f18 ?f19 ?f20 ?f21 ?f22 ?f23 ?f16 ?f17" draw:type="non-primitive" draw:enhanced-path="M 4 1786 L 0 1782 1776 0 1781 5 4 17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81"/><draw:equation draw:name="f7" draw:formula="?f4 / 1786"/><draw:equation draw:name="f8" draw:formula="4 * ?f5 / 1781"/><draw:equation draw:name="f9" draw:formula="1786 * ?f4 / 1786"/><draw:equation draw:name="f10" draw:formula="0 * ?f5 / 1781"/><draw:equation draw:name="f11" draw:formula="1782 * ?f4 / 1786"/><draw:equation draw:name="f12" draw:formula="1776 * ?f5 / 1781"/><draw:equation draw:name="f13" draw:formula="0 * ?f4 / 1786"/><draw:equation draw:name="f14" draw:formula="1781 * ?f5 / 1781"/><draw:equation draw:name="f15" draw:formula="5 * ?f4 / 1786"/><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draw:name="Vrije vorm 57" draw:style-name="gr5" svg:width="9.849cm" svg:height="9.85cm" svg:x="10.457cm" svg:y="1.903cm"><text:p/><draw:enhanced-geometry svg:viewBox="0 0 2234 2234" draw:text-areas="?f24 ?f26 ?f25 ?f27" draw:glue-points="?f16 ?f17 ?f18 ?f19 ?f20 ?f21 ?f22 ?f23 ?f16 ?f17" draw:type="non-primitive" draw:enhanced-path="M 5 2234 L 0 2229 2229 0 2234 5 5 223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34"/><draw:equation draw:name="f7" draw:formula="?f4 / 2234"/><draw:equation draw:name="f8" draw:formula="5 * ?f5 / 2234"/><draw:equation draw:name="f9" draw:formula="2234 * ?f4 / 2234"/><draw:equation draw:name="f10" draw:formula="0 * ?f5 / 2234"/><draw:equation draw:name="f11" draw:formula="2229 * ?f4 / 2234"/><draw:equation draw:name="f12" draw:formula="2229 * ?f5 / 2234"/><draw:equation draw:name="f13" draw:formula="0 * ?f4 / 2234"/><draw:equation draw:name="f14" draw:formula="2234 * ?f5 / 2234"/><draw:equation draw:name="f15" draw:formula="5 * ?f4 / 2234"/><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draw:name="Vrije vorm 58" draw:style-name="gr5" svg:width="9.685cm" svg:height="9.686cm" svg:x="10.619cm" svg:y="1.575cm"><text:p/><draw:enhanced-geometry svg:viewBox="0 0 2197 2197" draw:text-areas="?f24 ?f26 ?f25 ?f27" draw:glue-points="?f16 ?f17 ?f18 ?f19 ?f20 ?f21 ?f22 ?f23 ?f16 ?f17" draw:type="non-primitive" draw:enhanced-path="M 9 2197 L 0 2193 2188 0 2197 10 9 219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97"/><draw:equation draw:name="f7" draw:formula="?f4 / 2197"/><draw:equation draw:name="f8" draw:formula="9 * ?f5 / 2197"/><draw:equation draw:name="f9" draw:formula="2197 * ?f4 / 2197"/><draw:equation draw:name="f10" draw:formula="0 * ?f5 / 2197"/><draw:equation draw:name="f11" draw:formula="2193 * ?f4 / 2197"/><draw:equation draw:name="f12" draw:formula="2188 * ?f5 / 2197"/><draw:equation draw:name="f13" draw:formula="0 * ?f4 / 2197"/><draw:equation draw:name="f14" draw:formula="2197 * ?f5 / 2197"/><draw:equation draw:name="f15" draw:formula="10 * ?f4 / 2197"/><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draw:name="Vrije vorm 59" draw:style-name="gr5" svg:width="8.644cm" svg:height="8.669cm" svg:x="11.66cm" svg:y="2.657cm"><text:p/><draw:enhanced-geometry svg:viewBox="0 0 1961 1966" draw:text-areas="?f24 ?f26 ?f25 ?f27" draw:glue-points="?f16 ?f17 ?f18 ?f19 ?f20 ?f21 ?f22 ?f23 ?f16 ?f17" draw:type="non-primitive" draw:enhanced-path="M 9 1966 L 0 1957 1952 0 1961 9 9 196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1"/><draw:equation draw:name="f7" draw:formula="?f4 / 1966"/><draw:equation draw:name="f8" draw:formula="9 * ?f5 / 1961"/><draw:equation draw:name="f9" draw:formula="1966 * ?f4 / 1966"/><draw:equation draw:name="f10" draw:formula="0 * ?f5 / 1961"/><draw:equation draw:name="f11" draw:formula="1957 * ?f4 / 1966"/><draw:equation draw:name="f12" draw:formula="1952 * ?f5 / 1961"/><draw:equation draw:name="f13" draw:formula="0 * ?f4 / 1966"/><draw:equation draw:name="f14" draw:formula="1961 * ?f5 / 1961"/><draw:equation draw:name="f15" draw:formula="9 * ?f4 / 1966"/><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draw:name="Vrije vorm 60" draw:style-name="gr5" svg:width="12.022cm" svg:height="12.046cm" svg:x="8.284cm" svg:y="1.701cm"><text:p/><draw:enhanced-geometry svg:viewBox="0 0 2727 2732" draw:text-areas="?f22 ?f24 ?f23 ?f25" draw:glue-points="?f15 ?f16 ?f15 ?f17 ?f18 ?f19 ?f20 ?f21 ?f15 ?f16" draw:type="non-primitive" draw:enhanced-path="M 0 2732 L 0 2728 2722 0 2727 5 0 273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27"/><draw:equation draw:name="f7" draw:formula="?f4 / 2732"/><draw:equation draw:name="f8" draw:formula="0 * ?f5 / 2727"/><draw:equation draw:name="f9" draw:formula="2732 * ?f4 / 2732"/><draw:equation draw:name="f10" draw:formula="2728 * ?f4 / 2732"/><draw:equation draw:name="f11" draw:formula="2722 * ?f5 / 2727"/><draw:equation draw:name="f12" draw:formula="0 * ?f4 / 2732"/><draw:equation draw:name="f13" draw:formula="2727 * ?f5 / 2727"/><draw:equation draw:name="f14" draw:formula="5 * ?f4 / 2732"/><draw:equation draw:name="f15" draw:formula="?f8 / ?f6"/><draw:equation draw:name="f16" draw:formula="?f9 / ?f7"/><draw:equation draw:name="f17" draw:formula="?f10 / ?f7"/><draw:equation draw:name="f18" draw:formula="?f11 / ?f6"/><draw:equation draw:name="f19" draw:formula="?f12 / ?f7"/><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g></draw:g><draw:frame draw:name="Tekstvak 61" draw:style-name="gr6" draw:text-style-name="P25" svg:width="19.001cm" svg:height="10.526cm" svg:x="1.3cm" svg:y="14.713cm"><draw:text-box><text:p/></draw:text-box></draw:frame></draw:g></text:p>
      <text:p text:style-name="Standard"><draw:frame draw:style-name="fr2" draw:name="Object 13" text:anchor-type="paragraph" svg:x="-1.259cm" svg:y="6.385cm" svg:width="19.041cm" style:rel-width="scale" svg:height="7.638cm" style:rel-height="scale" draw:z-index="8"><draw:object-ole xlink:href="./Object 1" xlink:type="simple" xlink:show="embed" xlink:actuate="onLoad"/><draw:image xlink:href="./ObjectReplacements/Object 1" xlink:type="simple" xlink:show="embed" xlink:actuate="onLoad"/></draw:frame><draw:frame draw:style-name="fr1" draw:name="Text Box 14" text:anchor-type="paragraph" svg:x="0.591cm" svg:y="1.191cm" svg:width="16.976cm" style:rel-width="scale" svg:height="4.974cm" style:rel-height="scale" draw:z-index="9"><draw:text-box><text:p text:style-name="P1">Project: Torens van Hanoi</text:p><text:p text:style-name="P2">Projectgroepsnummer: 19</text:p><text:p text:style-name="P2">Projectgroepsleden: Patrick van Batenburg en Floris van Londen</text:p><text:p text:style-name="P2">Projectbegeleider: Paul van Hegelsom, Peter Ipenburg en Fer van Krimpen</text:p><text:p text:style-name="P2">Plaats: Terheijdenseweg 350, 4826 AA breda</text:p><text:p text:style-name="P2">Begin datum: 16-12-2014</text:p><text:p text:style-name="P2">Eind datum: 23-1-2015</text:p></draw:text-box></draw:frame></text:p>
      <text:p/>
      <text:p text:style-name="Kop_20_van_20_inhoudsopgave">Inhoudsopgave</text:p>
      <text:table-of-content text:style-name="Sect1" text:name="_TOC0">
        <text:table-of-content-source text:outline-level="3" text:use-index-marks="false">
          <text:index-title-template text:style-name="Contents_20_Heading">Inhoudsopgave</text:index-title-template>
          <text:table-of-content-entry-template text:outline-level="1" text:style-name="Inhopg_20_1">
            <text:index-entry-link-start/>
            <text:index-entry-text/>
            <text:index-entry-tab-stop style:type="right" style:leader-char="."/>
            <text:index-entry-page-number/>
            <text:index-entry-link-end/>
          </text:table-of-content-entry-template>
          <text:table-of-content-entry-template text:outline-level="2" text:style-name="Inhopg_20_2">
            <text:index-entry-link-start/>
            <text:index-entry-text/>
            <text:index-entry-tab-stop style:type="right" style:leader-char="."/>
            <text:index-entry-page-number/>
            <text:index-entry-link-end/>
          </text:table-of-content-entry-template>
          <text:table-of-content-entry-template text:outline-level="3" text:style-name="Inhopg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1"><text:a xlink:type="simple" xlink:href="#_Toc408939371" office:target-frame-name="_top" xlink:show="replace" text:style-name="Internet_20_link" text:visited-style-name="Visited_20_Internet_20_Link"><text:span text:style-name="Hyperlink"><text:span text:style-name="T5">Hoofdstuk 1: Achtergronden</text:span></text:span></text:a><text:a xlink:type="simple" xlink:href="#_Toc408939371" office:target-frame-name="_top" xlink:show="replace" text:style-name="Internet_20_link" text:visited-style-name="Visited_20_Internet_20_Link"><text:tab/>2</text:a></text:p>
          <text:p text:style-name="P11"><text:a xlink:type="simple" xlink:href="#_Toc408939372" office:target-frame-name="_top" xlink:show="replace" text:style-name="Internet_20_link" text:visited-style-name="Visited_20_Internet_20_Link"><text:span text:style-name="Hyperlink"><text:span text:style-name="T5">Hoofdstuk 2: Projectopdrachten</text:span></text:span></text:a><text:a xlink:type="simple" xlink:href="#_Toc408939372" office:target-frame-name="_top" xlink:show="replace" text:style-name="Internet_20_link" text:visited-style-name="Visited_20_Internet_20_Link"><text:tab/>2</text:a></text:p>
          <text:p text:style-name="P11"><text:a xlink:type="simple" xlink:href="#_Toc408939373" office:target-frame-name="_top" xlink:show="replace" text:style-name="Internet_20_link" text:visited-style-name="Visited_20_Internet_20_Link"><text:span text:style-name="Hyperlink"><text:span text:style-name="T5">Hoofdstuk 3: Projectactiviteiten</text:span></text:span></text:a><text:a xlink:type="simple" xlink:href="#_Toc408939373" office:target-frame-name="_top" xlink:show="replace" text:style-name="Internet_20_link" text:visited-style-name="Visited_20_Internet_20_Link"><text:tab/>2</text:a></text:p>
          <text:p text:style-name="P11"><text:a xlink:type="simple" xlink:href="#_Toc408939374" office:target-frame-name="_top" xlink:show="replace" text:style-name="Internet_20_link" text:visited-style-name="Visited_20_Internet_20_Link"><text:span text:style-name="Hyperlink"><text:span text:style-name="T5">Hoofdstuk 4: Projectgrenzen</text:span></text:span></text:a><text:a xlink:type="simple" xlink:href="#_Toc408939374" office:target-frame-name="_top" xlink:show="replace" text:style-name="Internet_20_link" text:visited-style-name="Visited_20_Internet_20_Link"><text:tab/>3</text:a></text:p>
          <text:p text:style-name="P11"><text:a xlink:type="simple" xlink:href="#_Toc408939375" office:target-frame-name="_top" xlink:show="replace" text:style-name="Internet_20_link" text:visited-style-name="Visited_20_Internet_20_Link"><text:span text:style-name="Hyperlink"><text:span text:style-name="T5">Hoofdstuk 5: Producten</text:span></text:span></text:a><text:a xlink:type="simple" xlink:href="#_Toc408939375" office:target-frame-name="_top" xlink:show="replace" text:style-name="Internet_20_link" text:visited-style-name="Visited_20_Internet_20_Link"><text:tab/>3</text:a></text:p>
          <text:p text:style-name="P11"><text:a xlink:type="simple" xlink:href="#_Toc408939376" office:target-frame-name="_top" xlink:show="replace" text:style-name="Internet_20_link" text:visited-style-name="Visited_20_Internet_20_Link"><text:span text:style-name="Hyperlink"><text:span text:style-name="T5">Hoofdstuk 6: Kwaliteit</text:span></text:span></text:a><text:a xlink:type="simple" xlink:href="#_Toc408939376" office:target-frame-name="_top" xlink:show="replace" text:style-name="Internet_20_link" text:visited-style-name="Visited_20_Internet_20_Link"><text:tab/>3</text:a></text:p>
          <text:p text:style-name="P11"><text:a xlink:type="simple" xlink:href="#_Toc408939377" office:target-frame-name="_top" xlink:show="replace" text:style-name="Internet_20_link" text:visited-style-name="Visited_20_Internet_20_Link"><text:span text:style-name="Hyperlink"><text:span text:style-name="T5">Hoofdstuk 7: Projectorganisatie</text:span></text:span></text:a><text:a xlink:type="simple" xlink:href="#_Toc408939377" office:target-frame-name="_top" xlink:show="replace" text:style-name="Internet_20_link" text:visited-style-name="Visited_20_Internet_20_Link"><text:tab/>4</text:a></text:p>
          <text:p text:style-name="P11"><text:a xlink:type="simple" xlink:href="#_Toc408939378" office:target-frame-name="_top" xlink:show="replace" text:style-name="Internet_20_link" text:visited-style-name="Visited_20_Internet_20_Link"><text:span text:style-name="Hyperlink"><text:span text:style-name="T5">Hoofdstuk 8: Planning</text:span></text:span></text:a><text:a xlink:type="simple" xlink:href="#_Toc408939378" office:target-frame-name="_top" xlink:show="replace" text:style-name="Internet_20_link" text:visited-style-name="Visited_20_Internet_20_Link"><text:tab/>5</text:a></text:p>
          <text:p text:style-name="P11"><text:a xlink:type="simple" xlink:href="#_Toc408939379" office:target-frame-name="_top" xlink:show="replace" text:style-name="Internet_20_link" text:visited-style-name="Visited_20_Internet_20_Link"><text:span text:style-name="Hyperlink"><text:span text:style-name="T5">Hoofdstuk 9: Kosten en baten</text:span></text:span></text:a><text:a xlink:type="simple" xlink:href="#_Toc408939379" office:target-frame-name="_top" xlink:show="replace" text:style-name="Internet_20_link" text:visited-style-name="Visited_20_Internet_20_Link"><text:tab/>5</text:a></text:p>
          <text:p text:style-name="P11"><text:a xlink:type="simple" xlink:href="#_Toc408939380" office:target-frame-name="_top" xlink:show="replace" text:style-name="Internet_20_link" text:visited-style-name="Visited_20_Internet_20_Link"><text:span text:style-name="Hyperlink"><text:span text:style-name="T5">Hoofdstuk 10: Risico's</text:span></text:span></text:a><text:a xlink:type="simple" xlink:href="#_Toc408939380" office:target-frame-name="_top" xlink:show="replace" text:style-name="Internet_20_link" text:visited-style-name="Visited_20_Internet_20_Link"><text:tab/>5</text:a></text:p>
        </text:index-body>
      </text:table-of-content>
      <text:p text:style-name="Standard"/>
      <text:p/>
      <text:h text:style-name="Heading_20_2" text:outline-level="2"><text:bookmark-start text:name="_Toc408939371"/><text:span text:style-name="Standaardalinea-lettertype"><text:span text:style-name="T6">Hoofdstuk 1: </text:span></text:span><text:span text:style-name="Standaardalinea-lettertype"><text:span text:style-name="T6">Achtergronden</text:span></text:span><text:bookmark-end text:name="_Toc408939371"/></text:h>
      <text:p text:style-name="P3">Het Radius College is een opleidingsinstituut dat techniekopleidingen aanbiedt. Zij leiden jonge mensen op tot professionals die de wereld om hen heen verrassen en verbazen met slimme oplossingen. De vesteging waarbinnen deze projectgroep actief <text:s/>gelegen is, is aan de Terheijdenseweg 350<text:line-break/>4826 AA breda. Dit project wordt binnen de afdeling van applicatieontwikkelaar gemaakt. Onze projectgroep bestaat uit Patrick van Batenburg en Floris van Londen. De opdrachtgever wil dit project om onze vaardigheden op de proef te stellen en ons een leeroefening geven en dat is dat wij applicaties van de Torens van Hanoi moeten maken.</text:p>
      <text:p text:style-name="Geen_20_afstand"/>
      <text:h text:style-name="P19" text:outline-level="2"><text:bookmark-start text:name="_Toc408939372"/>Hoofdstuk 2: Projectopdrachten<text:bookmark-end text:name="_Toc408939372"/></text:h>
      <text:p text:style-name="Geen_20_afstand">De opdrachten met bepaalde eisen in dit project dat we moeten opleveren zijn:</text:p>
      <text:list xml:id="list5655926641635017194" text:style-name="L1">
        <text:list-item>
          <text:p text:style-name="P13"><text:span text:style-name="Standaardalinea-lettertype"><text:span text:style-name="T7">Deelopdracht 1: Bepaal het algoritme</text:span></text:span></text:p>
        </text:list-item>
      </text:list>
      <text:p text:style-name="P12">Er moet een stroomschema voor het programma met for-lus gemaakt worden.</text:p>
      <text:p text:style-name="P12">Er moet een stroomschema voor het programma met wiskundige functie gemaakt worden.</text:p>
      <text:p text:style-name="P12"/>
      <text:list xml:id="list34441931" text:continue-numbering="true" text:style-name="L1">
        <text:list-item>
          <text:p text:style-name="P13"><text:span text:style-name="Standaardalinea-lettertype"><text:span text:style-name="T7">Deelopdracht 2</text:span></text:span></text:p>
        </text:list-item>
      </text:list>
      <text:p text:style-name="P12">Schrijf een programma dat om de invoer van het aantal schijven vraagt en dan laat zien hoeveel zetten hiervoor nodig zijn. Het programma moet gebruik maken van de for-loop.</text:p>
      <text:p text:style-name="P12"/>
      <text:list xml:id="list34452494" text:continue-numbering="true" text:style-name="L1">
        <text:list-item>
          <text:p text:style-name="P13"><text:span text:style-name="Standaardalinea-lettertype"><text:span text:style-name="T7">Deelopdracht 3</text:span></text:span><text:span text:style-name="Standaardalinea-lettertype"><text:span text:style-name="T8"> </text:span></text:span></text:p>
        </text:list-item>
      </text:list>
      <text:p text:style-name="P12">Schrijf een programma dat het aantal zetten kan bepalen door de functie voor machtsverheffen te gebruiken.</text:p>
      <text:p text:style-name="P12"/>
      <text:list xml:id="list34470401" text:continue-numbering="true" text:style-name="L1">
        <text:list-item>
          <text:p text:style-name="P13"><text:span text:style-name="Standaardalinea-lettertype"><text:span text:style-name="T7">Deelopdracht 4</text:span></text:span><text:span text:style-name="Standaardalinea-lettertype"><text:span text:style-name="T8"> </text:span></text:span></text:p>
        </text:list-item>
      </text:list>
      <text:p text:style-name="P12">Schrijf een programma dat het aantal zetten kan bepalen door <text:span text:style-name="Standaardalinea-lettertype"><text:span text:style-name="T9">gebruik te maken van recursie.</text:span></text:span></text:p>
      <text:p text:style-name="P12"/>
      <text:list xml:id="list34453087" text:continue-numbering="true" text:style-name="L1">
        <text:list-item>
          <text:p text:style-name="P13"><text:span text:style-name="Standaardalinea-lettertype"><text:span text:style-name="T7">Deelopdracht 5</text:span></text:span><text:span text:style-name="Standaardalinea-lettertype"><text:span text:style-name="T8"> </text:span></text:span></text:p>
        </text:list-item>
      </text:list>
      <text:p text:style-name="P12">Schrijf een programma dat de tijdsduur kan bijhouden voor het aantal zetten dat nodig is om het te voltooien.</text:p>
      <text:p text:style-name="P12"/>
      <text:list xml:id="list34446427" text:continue-numbering="true" text:style-name="L1">
        <text:list-item>
          <text:p text:style-name="P13"><text:span text:style-name="Standaardalinea-lettertype"><text:span text:style-name="T7">Deelopdracht 6</text:span></text:span></text:p>
        </text:list-item>
      </text:list>
      <text:p text:style-name="P12">Schrijf een programma waarbij het aantal zetten en lagen netjes in kolommen ingevoerd wordt.</text:p>
      <text:p text:style-name="P6"/>
      <text:p text:style-name="Geen_20_afstand"><text:span text:style-name="Standaardalinea-lettertype"><text:span text:style-name="T1">De doelstellingen die wij willen bereik</text:span></text:span><text:span text:style-name="Standaardalinea-lettertype"><text:span text:style-name="T1">en in die project zijn dat er</text:span></text:span><text:span text:style-name="Standaardalinea-lettertype"><text:span text:style-name="T1"> werkende</text:span></text:span><text:span text:style-name="Standaardalinea-lettertype"><text:span text:style-name="T1"> applicatie</text:span></text:span><text:span text:style-name="Standaardalinea-lettertype"><text:span text:style-name="T1">s van de Torens van Hanoi</text:span></text:span><text:span text:style-name="Standaardalinea-lettertype"><text:span text:style-name="T1"> met verschillende algoritmes en mogelijkheden zijn.</text:span></text:span></text:p>
      <text:p text:style-name="Geen_20_afstand"/>
      <text:h text:style-name="Heading_20_2" text:outline-level="2"><text:bookmark-start text:name="_Toc408939373"/><text:span text:style-name="Standaardalinea-lettertype"><text:span text:style-name="T6">Hoofdstuk 3: </text:span></text:span><text:span text:style-name="Standaardalinea-lettertype"><text:span text:style-name="T6">Projectactiviteiten</text:span></text:span><text:bookmark-end text:name="_Toc408939373"/></text:h>
      <text:list xml:id="list34474040" text:continue-numbering="true" text:style-name="L1">
        <text:list-item>
          <text:p text:style-name="P13">Applicaties van de Torens van Hanoi maken</text:p>
        </text:list-item>
        <text:list-item>
          <text:p text:style-name="P13">Als iets niet duidelijk is wordt hierover overlegt en/of een onderzoek naar gedaan.</text:p>
        </text:list-item>
        <text:list-item>
          <text:p text:style-name="P13">Presentatie en voorbereiden</text:p>
        </text:list-item>
        <text:list-item>
          <text:p text:style-name="P13">Benodigde software</text:p>
        </text:list-item>
        <text:list-item>
          <text:p text:style-name="P13">Plan van Aanpak</text:p>
        </text:list-item>
      </text:list>
      <text:p text:style-name="Geen_20_afstand"/>
      <text:p text:style-name="P3">Het inwinnen van informatie was volledig overbodig vanwege het feit dat Floris een doubleur is en dezelfde opdracht als een jaar eerder had gehad. Hierdoor weet hij het algoritme al. </text:p>
      <text:h text:style-name="P20" text:outline-level="2"><text:bookmark-start text:name="_Toc408939374"/>Hoofdstuk 4: Projectgrenzen<text:bookmark-end text:name="_Toc408939374"/></text:h>
      <text:p text:style-name="Geen_20_afstand"><text:span text:style-name="Standaardalinea-lettertype"><text:span text:style-name="T4">Begin datum:</text:span></text:span><text:span text:style-name="Standaardalinea-lettertype"><text:span text:style-name="T1"> 16-12-2014</text:span></text:span></text:p>
      <text:p text:style-name="Geen_20_afstand"><text:span text:style-name="Standaardalinea-lettertype"><text:span text:style-name="T4">Eind datum:</text:span></text:span><text:span text:style-name="Standaardalinea-lettertype"><text:span text:style-name="T1"> 23-1-2015</text:span></text:span></text:p>
      <text:p text:style-name="Geen_20_afstand"><text:span text:style-name="Standaardalinea-lettertype"><text:span text:style-name="T4">Budget:</text:span></text:span><text:span text:style-name="Standaardalinea-lettertype"><text:span text:style-name="T1"> Niet van toepassing</text:span></text:span></text:p>
      <text:p text:style-name="Geen_20_afstand"><text:span text:style-name="Standaardalinea-lettertype"><text:span text:style-name="T4">Voorwaarden:</text:span></text:span><text:span text:style-name="Standaardalinea-lettertype"><text:span text:style-name="T1"> Verhindering of afwezigheid zo snel mogelijk doorgeven aan de groep.</text:span></text:span><text:span text:style-name="Standaardalinea-lettertype"><text:span text:style-name="T1"> De juiste software geïnstalleerd hebben (</text:span></text:span><text:span text:style-name="Standaardalinea-lettertype"><text:span text:style-name="T1">Microsoft Visual Studio 2012 Ultimate, </text:span></text:span><text:span text:style-name="Standaardalinea-lettertype"><text:span text:style-name="T1">Microsoft Visio, Microsoft Project en GitHub)</text:span></text:span></text:p>
      <text:p text:style-name="P5"/>
      <text:p text:style-name="P5">Lengte</text:p>
      <text:p text:style-name="Geen_20_afstand"><text:span text:style-name="Standaardalinea-lettertype"><text:span text:style-name="T4">Op tijd beginnen: </text:span></text:span><text:span text:style-name="Standaardalinea-lettertype"><text:span text:style-name="T2"><text:s/>Door op</text:span></text:span><text:span text:style-name="Standaardalinea-lettertype"><text:span text:style-name="T2"> tijd</text:span></text:span><text:span text:style-name="Standaardalinea-lettertype"><text:span text:style-name="T2"> te beginnen hebben we meer tijd over om het programma te verbeteren, gebruiksvriendelijker maken, </text:span></text:span><text:span text:style-name="Standaardalinea-lettertype"><text:span text:style-name="T2">details toevoegen en/of onderzoek(en) doen om meer duidelijkheid te krijgen.</text:span></text:span></text:p>
      <text:p text:style-name="Geen_20_afstand"><text:span text:style-name="Standaardalinea-lettertype"><text:span text:style-name="T4">Op tijd eindigen:</text:span></text:span><text:span text:style-name="Standaardalinea-lettertype"><text:span text:style-name="T2"> </text:span></text:span><text:span text:style-name="Standaardalinea-lettertype"><text:span text:style-name="T2">Door op tijd te eindigen hebben we meer tijd over om het programma te controleren op fouten, netter uit laten zien en/of gebruiksvriendelijker maken.</text:span></text:span></text:p>
      <text:p text:style-name="P3"/>
      <text:p text:style-name="P4">Breedte</text:p>
      <text:p text:style-name="Geen_20_afstand"><text:span text:style-name="Standaardalinea-lettertype"><text:span text:style-name="T3">Te laat beginnen: </text:span></text:span><text:span text:style-name="Standaardalinea-lettertype"><text:span text:style-name="T1">Door te laat te beginnen kan het zijn dat we later in het project tegen problemen oplopen, in tijdsnood en/of niet aan de afspraken hebben gehouden.</text:span></text:span></text:p>
      <text:p text:style-name="Geen_20_afstand"><text:span text:style-name="Standaardalinea-lettertype"><text:span text:style-name="T3">Te laat eindigen: </text:span></text:span><text:span text:style-name="Standaardalinea-lettertype"><text:span text:style-name="T1">Door te laat eindigen is het dat we niet aan de afspraken hebben gehouden en dat we </text:span></text:span><text:span text:style-name="Standaardalinea-lettertype"><text:span text:style-name="T1">bepaalde dingen anders hadden moeten aanpakken.</text:span></text:span></text:p>
      <text:p text:style-name="Geen_20_afstand"/>
      <text:h text:style-name="P19" text:outline-level="2"><text:bookmark-start text:name="_Toc408939375"/>Hoofdstuk 5: Producten<text:bookmark-end text:name="_Toc408939375"/></text:h>
      <text:list xml:id="list613040377320120052" text:style-name="L2">
        <text:list-item>
          <text:p text:style-name="P16">Contractafspraken</text:p>
        </text:list-item>
        <text:list-item>
          <text:p text:style-name="P16">Taakverdeling</text:p>
        </text:list-item>
        <text:list-item>
          <text:p text:style-name="P16">Plan van Aanpak</text:p>
        </text:list-item>
        <text:list-item>
          <text:p text:style-name="P16">Planning</text:p>
        </text:list-item>
        <text:list-item>
          <text:p text:style-name="P16">Stroomschema voor de applicatie met een for-loop</text:p>
        </text:list-item>
        <text:list-item>
          <text:p text:style-name="P14"><text:span text:style-name="Standaardalinea-lettertype"><text:span text:style-name="T1">Stroomschema voor de applicatie</text:span></text:span> met wiskundige functie</text:p>
        </text:list-item>
        <text:list-item>
          <text:p text:style-name="P16">Werkende applicaties van de Torens van Hanoi met verschillende algoritmes en mogelijkheden</text:p>
        </text:list-item>
      </text:list>
      <text:p text:style-name="P3"/>
      <text:h text:style-name="P19" text:outline-level="2"><text:bookmark-start text:name="_Toc408939376"/>Hoofdstuk 6: Kwaliteit<text:bookmark-end text:name="_Toc408939376"/> </text:h>
      <text:p text:style-name="P3">De kwaliteit wordt vooraf door ons gecontroleerd en daarna door de leraren.</text:p>
      <text:p text:style-name="P3">Ervoor zorgen dat de kwaliteit van de (tussen)producten goed is.</text:p>
      <text:p text:style-name="P3">Ervoor zorgen dat er aan de eisen van het project voldaan wordt.</text:p>
      <text:p text:style-name="P3">Ervoor zorgen dat de opgeleverde (tussen)producten goed werken doormiddel van testen, controles en goedkeuringen.</text:p>
      <text:p text:style-name="P3">Ervoor zorgen of dat er verbeter punten zijn in de producten doormiddel van ze te laten testen door verschillende personen.</text:p>
      <text:p text:style-name="P3">Ervoor zorgen of dat bepaalde personen nog advies over de producten om iets efficiënter te doen.</text:p>
      <text:p text:style-name="P3">Ervoor zorgen dat de juiste software geïnstalleerd is (Microsoft Visual Studio 2012 Ultimate, Microsoft Visio, Microsoft Project en GitHub)</text:p>
      <text:p text:style-name="P3">Ervoor zorgen dat wij hard aan het project werken en indien nodig ook thuis eraan werken.</text:p>
      <text:p/>
      <text:h text:style-name="Heading_20_2" text:outline-level="2"><text:bookmark-start text:name="_Toc408939377"/><text:span text:style-name="Standaardalinea-lettertype"><text:span text:style-name="T6">Hoofdstuk 7: </text:span></text:span><text:span text:style-name="Standaardalinea-lettertype"><text:span text:style-name="T6">Projectorganisatie</text:span></text:span><text:bookmark-end text:name="_Toc408939377"/></text:h>
      <text:p text:style-name="P8">Organisatie</text:p>
      <text:p text:style-name="Geen_20_afstand">Patrick van Batenburg</text:p>
      <text:p text:style-name="Geen_20_afstand">Skype: Extreme Hunt</text:p>
      <text:p text:style-name="Geen_20_afstand">mobiel nummer: +31610019134</text:p>
      <text:p text:style-name="Geen_20_afstand">email: <text:a xlink:type="simple" xlink:href="mailto:patrickvanbatenburg@live.nl" office:target-frame-name="_top" xlink:show="replace" text:style-name="Internet_20_link" text:visited-style-name="Visited_20_Internet_20_Link"><text:span text:style-name="Hyperlink">patrickvanbatenburg@live.nl</text:span></text:a> </text:p>
      <text:p text:style-name="Geen_20_afstand"><text:a xlink:type="simple" xlink:href="mailto:zammypatrick@gmail.com" office:target-frame-name="_top" xlink:show="replace" text:style-name="Internet_20_link" text:visited-style-name="Visited_20_Internet_20_Link"><text:span text:style-name="Hyperlink">zammypatrick@gmail.com</text:span></text:a><text:line-break/></text:p>
      <text:p text:style-name="Geen_20_afstand">Floris van Londen</text:p>
      <text:p text:style-name="Geen_20_afstand">mobiel nummer: 0637406765</text:p>
      <text:p text:style-name="Geen_20_afstand">Skype: BTinfinite</text:p>
      <text:p text:style-name="Geen_20_afstand">email: <text:a xlink:type="simple" xlink:href="mailto:FvLonden@gmail.com" office:target-frame-name="_top" xlink:show="replace" text:style-name="Internet_20_link" text:visited-style-name="Visited_20_Internet_20_Link"><text:span text:style-name="Hyperlink">FvLonden@gmail.com</text:span></text:a> <text:line-break/></text:p>
      <text:p text:style-name="P7">Taakverdeling</text:p>
      <table:table table:name="Tabel1" table:style-name="Tabel1">
        <table:table-column table:style-name="Tabel1.A"/>
        <table:table-column table:style-name="Tabel1.B"/>
        <table:table-row>
          <table:table-cell table:style-name="Tabel1.A1" office:value-type="string">
            <text:p text:style-name="Geen_20_afstand"><text:span text:style-name="Standaardalinea-lettertype"><text:span text:style-name="T4">Wat </text:span></text:span></text:p>
          </table:table-cell>
          <table:table-cell table:style-name="Tabel1.A1" office:value-type="string">
            <text:p text:style-name="Geen_20_afstand"><text:span text:style-name="Standaardalinea-lettertype"><text:span text:style-name="T4">Wie <text:s/></text:span></text:span></text:p>
          </table:table-cell>
        </table:table-row>
        <table:table-row>
          <table:table-cell table:style-name="Tabel1.A1" office:value-type="string">
            <text:p text:style-name="Geen_20_afstand"><text:span text:style-name="Standaardalinea-lettertype"><text:span text:style-name="T1">Contractafspraken </text:span></text:span></text:p>
          </table:table-cell>
          <table:table-cell table:style-name="Tabel1.A1" office:value-type="string">
            <text:p text:style-name="Geen_20_afstand"><text:span text:style-name="Standaardalinea-lettertype"><text:span text:style-name="T1">Patrick van Batenburg en Floris van Londen </text:span></text:span></text:p>
          </table:table-cell>
        </table:table-row>
        <table:table-row>
          <table:table-cell table:style-name="Tabel1.A1" office:value-type="string">
            <text:p text:style-name="Geen_20_afstand"><text:span text:style-name="Standaardalinea-lettertype"><text:span text:style-name="T1">Bereikbaarheidslijst </text:span></text:span></text:p>
          </table:table-cell>
          <table:table-cell table:style-name="Tabel1.A1" office:value-type="string">
            <text:p text:style-name="Geen_20_afstand"><text:span text:style-name="Standaardalinea-lettertype"><text:span text:style-name="T1">Patrick van Batenburg en Floris van Londen </text:span></text:span></text:p>
          </table:table-cell>
        </table:table-row>
        <table:table-row>
          <table:table-cell table:style-name="Tabel1.A1" office:value-type="string">
            <text:p text:style-name="Geen_20_afstand"><text:span text:style-name="Standaardalinea-lettertype"><text:span text:style-name="T1">Taakverdeling <text:s/></text:span></text:span></text:p>
          </table:table-cell>
          <table:table-cell table:style-name="Tabel1.A1" office:value-type="string">
            <text:p text:style-name="Geen_20_afstand"><text:span text:style-name="Standaardalinea-lettertype"><text:span text:style-name="T1">Patrick van Batenburg en Floris van Londen </text:span></text:span></text:p>
          </table:table-cell>
        </table:table-row>
        <table:table-row>
          <table:table-cell table:style-name="Tabel1.A1" office:value-type="string">
            <text:p text:style-name="Geen_20_afstand"><text:span text:style-name="Standaardalinea-lettertype"><text:span text:style-name="T1">Plan van Aanpak </text:span></text:span></text:p>
          </table:table-cell>
          <table:table-cell table:style-name="Tabel1.A1" office:value-type="string">
            <text:p text:style-name="Geen_20_afstand"><text:span text:style-name="Standaardalinea-lettertype"><text:span text:style-name="T1">Patrick van Batenburg en Floris van Londen </text:span></text:span></text:p>
          </table:table-cell>
        </table:table-row>
        <table:table-row>
          <table:table-cell table:style-name="Tabel1.A1" office:value-type="string">
            <text:p text:style-name="Geen_20_afstand"><text:span text:style-name="Standaardalinea-lettertype"><text:span text:style-name="T1">Deelopdracht 1: Bepaal het algoritme </text:span></text:span></text:p>
          </table:table-cell>
          <table:table-cell table:style-name="Tabel1.A1" office:value-type="string">
            <text:p text:style-name="Geen_20_afstand"><text:span text:style-name="Standaardalinea-lettertype"><text:span text:style-name="T1">Patrick van Batenburg </text:span></text:span></text:p>
          </table:table-cell>
        </table:table-row>
        <table:table-row>
          <table:table-cell table:style-name="Tabel1.A1" office:value-type="string">
            <text:p text:style-name="Geen_20_afstand"><text:span text:style-name="Standaardalinea-lettertype"><text:span text:style-name="T1">Deelopdracht 2 </text:span></text:span></text:p>
          </table:table-cell>
          <table:table-cell table:style-name="Tabel1.A1" office:value-type="string">
            <text:p text:style-name="Geen_20_afstand"><text:span text:style-name="Standaardalinea-lettertype"><text:span text:style-name="T1">Floris van Londen </text:span></text:span></text:p>
          </table:table-cell>
        </table:table-row>
        <table:table-row>
          <table:table-cell table:style-name="Tabel1.A1" office:value-type="string">
            <text:p text:style-name="Geen_20_afstand"><text:span text:style-name="Standaardalinea-lettertype"><text:span text:style-name="T1">Deelopdracht 3 </text:span></text:span></text:p>
          </table:table-cell>
          <table:table-cell table:style-name="Tabel1.A1" office:value-type="string">
            <text:p text:style-name="Geen_20_afstand"><text:span text:style-name="Standaardalinea-lettertype"><text:span text:style-name="T1">Floris van Londen </text:span></text:span></text:p>
          </table:table-cell>
        </table:table-row>
        <table:table-row>
          <table:table-cell table:style-name="Tabel1.A1" office:value-type="string">
            <text:p text:style-name="Geen_20_afstand"><text:span text:style-name="Standaardalinea-lettertype"><text:span text:style-name="T1">Deelopdracht 4 </text:span></text:span></text:p>
          </table:table-cell>
          <table:table-cell table:style-name="Tabel1.A1" office:value-type="string">
            <text:p text:style-name="Geen_20_afstand"><text:span text:style-name="Standaardalinea-lettertype"><text:span text:style-name="T1">Floris van Londen </text:span></text:span></text:p>
          </table:table-cell>
        </table:table-row>
        <table:table-row>
          <table:table-cell table:style-name="Tabel1.A1" office:value-type="string">
            <text:p text:style-name="Geen_20_afstand"><text:span text:style-name="Standaardalinea-lettertype"><text:span text:style-name="T1">Deelopdracht 5 </text:span></text:span></text:p>
          </table:table-cell>
          <table:table-cell table:style-name="Tabel1.A1" office:value-type="string">
            <text:p text:style-name="Geen_20_afstand"><text:span text:style-name="Standaardalinea-lettertype"><text:span text:style-name="T1">Floris van Londen </text:span></text:span></text:p>
          </table:table-cell>
        </table:table-row>
        <table:table-row>
          <table:table-cell table:style-name="Tabel1.A1" office:value-type="string">
            <text:p text:style-name="Geen_20_afstand"><text:span text:style-name="Standaardalinea-lettertype"><text:span text:style-name="T1">Deelopdracht 6 </text:span></text:span></text:p>
          </table:table-cell>
          <table:table-cell table:style-name="Tabel1.A1" office:value-type="string">
            <text:p text:style-name="Geen_20_afstand"><text:span text:style-name="Standaardalinea-lettertype"><text:span text:style-name="T1">Floris van Londen </text:span></text:span></text:p>
          </table:table-cell>
        </table:table-row>
      </table:table>
      <text:p text:style-name="Geen_20_afstand"/>
      <text:p text:style-name="P7">Informatie</text:p>
      <text:list xml:id="list8554864342803576689" text:style-name="L3">
        <text:list-item>
          <text:p text:style-name="P17">Als iemand niet aanwezig is meld probeert hij/zij het van te voren te melden en doet een gedeelde van zijn werkt thuis.</text:p>
        </text:list-item>
      </text:list>
      <text:p text:style-name="Geen_20_afstand"/>
      <text:list xml:id="list34463379" text:continue-numbering="true" text:style-name="L3">
        <text:list-item>
          <text:p text:style-name="P17">Volgens de bereikbaarheidslijst in contact kunnen komen.</text:p>
        </text:list-item>
      </text:list>
      <text:p text:style-name="Geen_20_afstand"/>
      <text:list xml:id="list34468952" text:continue-numbering="true" text:style-name="L3">
        <text:list-item>
          <text:p text:style-name="P17">Aan de planning en afspraken houden.</text:p>
        </text:list-item>
      </text:list>
      <text:p text:style-name="Geen_20_afstand"/>
      <text:list xml:id="list34469257" text:continue-numbering="true" text:style-name="L3">
        <text:list-item>
          <text:p text:style-name="P17">Als iets niet duidelijk is wordt hierover overlegt en/of een onderzoek naar gedaan.</text:p>
        </text:list-item>
      </text:list>
      <text:p text:style-name="Geen_20_afstand"/>
      <text:list xml:id="list34456688" text:continue-numbering="true" text:style-name="L3">
        <text:list-item>
          <text:p text:style-name="P17">Het opgeleverde product werk er netjes uitlaten zien.</text:p>
        </text:list-item>
      </text:list>
      <text:p/>
      <text:h text:style-name="Heading_20_2" text:outline-level="2"><text:bookmark-start text:name="_Toc408939378"/><text:span text:style-name="Standaardalinea-lettertype"><text:span text:style-name="T6">Hoofdstuk 8: </text:span></text:span><text:span text:style-name="Standaardalinea-lettertype"><text:span text:style-name="T6">P</text:span></text:span><text:span text:style-name="Standaardalinea-lettertype"><text:span text:style-name="T6">lanning</text:span></text:span><text:bookmark-end text:name="_Toc408939378"/></text:h>
      <text:p text:style-name="Geen_20_afstand">Volledige planning is te zien in Microsoft Project</text:p>
      <table:table table:name="Tabel2" table:style-name="Tabel2">
        <table:table-column table:style-name="Tabel2.A"/>
        <table:table-column table:style-name="Tabel2.B" table:number-columns-repeated="4"/>
        <table:table-row>
          <table:table-cell table:style-name="Tabel2.A1" office:value-type="string">
            <text:p text:style-name="Geen_20_afstand"><text:span text:style-name="Standaardalinea-lettertype"><text:span text:style-name="T4">Wat </text:span></text:span></text:p>
          </table:table-cell>
          <table:table-cell table:style-name="Tabel2.A1" office:value-type="string">
            <text:p text:style-name="Geen_20_afstand"><text:span text:style-name="Standaardalinea-lettertype"><text:span text:style-name="T4">Wie <text:s/></text:span></text:span></text:p>
          </table:table-cell>
          <table:table-cell table:style-name="Tabel2.A1" office:value-type="string">
            <text:p text:style-name="Geen_20_afstand"><text:span text:style-name="Standaardalinea-lettertype"><text:span text:style-name="T4">Begin datum</text:span></text:span></text:p>
          </table:table-cell>
          <table:table-cell table:style-name="Tabel2.A1" office:value-type="string">
            <text:p text:style-name="Geen_20_afstand"><text:span text:style-name="Standaardalinea-lettertype"><text:span text:style-name="T4">Eind datum</text:span></text:span></text:p>
          </table:table-cell>
          <table:table-cell table:style-name="Tabel2.A1" office:value-type="string">
            <text:p text:style-name="Geen_20_afstand"><text:span text:style-name="Standaardalinea-lettertype"><text:span text:style-name="T4">Duur</text:span></text:span></text:p>
          </table:table-cell>
        </table:table-row>
        <table:table-row>
          <table:table-cell table:style-name="Tabel2.A1" office:value-type="string">
            <text:p text:style-name="Geen_20_afstand"><text:span text:style-name="Standaardalinea-lettertype"><text:span text:style-name="T1">Contractafspraken </text:span></text:span></text:p>
          </table:table-cell>
          <table:table-cell table:style-name="Tabel2.A1" office:value-type="string">
            <text:p text:style-name="Geen_20_afstand"><text:span text:style-name="Standaardalinea-lettertype"><text:span text:style-name="T1">Patrick van Batenburg en Floris van Londen </text:span></text:span></text:p>
          </table:table-cell>
          <table:table-cell table:style-name="Tabel2.A1" office:value-type="string">
            <text:p text:style-name="Geen_20_afstand"><text:span text:style-name="Standaardalinea-lettertype"><text:span text:style-name="T1">16-12-2014 </text:span></text:span></text:p>
          </table:table-cell>
          <table:table-cell table:style-name="Tabel2.A1" office:value-type="string">
            <text:p text:style-name="Geen_20_afstand"><text:span text:style-name="Standaardalinea-lettertype"><text:span text:style-name="T1">16-12-2014 </text:span></text:span></text:p>
          </table:table-cell>
          <table:table-cell table:style-name="Tabel2.A1" office:value-type="string">
            <text:p text:style-name="Geen_20_afstand"><text:span text:style-name="Standaardalinea-lettertype"><text:span text:style-name="T1">10 min</text:span></text:span></text:p>
          </table:table-cell>
        </table:table-row>
        <table:table-row>
          <table:table-cell table:style-name="Tabel2.A1" office:value-type="string">
            <text:p text:style-name="Geen_20_afstand"><text:span text:style-name="Standaardalinea-lettertype"><text:span text:style-name="T1">Bereikbaarheidslijst </text:span></text:span></text:p>
          </table:table-cell>
          <table:table-cell table:style-name="Tabel2.A1" office:value-type="string">
            <text:p text:style-name="Geen_20_afstand"><text:span text:style-name="Standaardalinea-lettertype"><text:span text:style-name="T1">Patrick van Batenburg en Floris van Londen </text:span></text:span></text:p>
          </table:table-cell>
          <table:table-cell table:style-name="Tabel2.A1" office:value-type="string">
            <text:p text:style-name="Geen_20_afstand"><text:span text:style-name="Standaardalinea-lettertype"><text:span text:style-name="T1">16-12-2014 </text:span></text:span></text:p>
          </table:table-cell>
          <table:table-cell table:style-name="Tabel2.A1" office:value-type="string">
            <text:p text:style-name="Geen_20_afstand"><text:span text:style-name="Standaardalinea-lettertype"><text:span text:style-name="T1">16-12-2014 </text:span></text:span></text:p>
          </table:table-cell>
          <table:table-cell table:style-name="Tabel2.A1" office:value-type="string">
            <text:p text:style-name="Geen_20_afstand"><text:span text:style-name="Standaardalinea-lettertype"><text:span text:style-name="T1">10 min</text:span></text:span></text:p>
          </table:table-cell>
        </table:table-row>
        <table:table-row>
          <table:table-cell table:style-name="Tabel2.A1" office:value-type="string">
            <text:p text:style-name="Geen_20_afstand"><text:span text:style-name="Standaardalinea-lettertype"><text:span text:style-name="T1">Taakverdeling <text:s/></text:span></text:span></text:p>
          </table:table-cell>
          <table:table-cell table:style-name="Tabel2.A1" office:value-type="string">
            <text:p text:style-name="Geen_20_afstand"><text:span text:style-name="Standaardalinea-lettertype"><text:span text:style-name="T1">Patrick van Batenburg en Floris van Londen </text:span></text:span></text:p>
          </table:table-cell>
          <table:table-cell table:style-name="Tabel2.A1" office:value-type="string">
            <text:p text:style-name="Geen_20_afstand"><text:span text:style-name="Standaardalinea-lettertype"><text:span text:style-name="T1">16-12-2014 </text:span></text:span></text:p>
          </table:table-cell>
          <table:table-cell table:style-name="Tabel2.A1" office:value-type="string">
            <text:p text:style-name="Geen_20_afstand"><text:span text:style-name="Standaardalinea-lettertype"><text:span text:style-name="T1"><text:s/>16-12-2014</text:span></text:span></text:p>
          </table:table-cell>
          <table:table-cell table:style-name="Tabel2.A1" office:value-type="string">
            <text:p text:style-name="Geen_20_afstand"><text:span text:style-name="Standaardalinea-lettertype"><text:span text:style-name="T1">10 min</text:span></text:span></text:p>
          </table:table-cell>
        </table:table-row>
        <table:table-row>
          <table:table-cell table:style-name="Tabel2.A1" office:value-type="string">
            <text:p text:style-name="Geen_20_afstand"><text:span text:style-name="Standaardalinea-lettertype"><text:span text:style-name="T1">Plan van Aanpak </text:span></text:span></text:p>
          </table:table-cell>
          <table:table-cell table:style-name="Tabel2.A1" office:value-type="string">
            <text:p text:style-name="Geen_20_afstand"><text:span text:style-name="Standaardalinea-lettertype"><text:span text:style-name="T1">Patrick van Batenburg en Floris van Londen </text:span></text:span></text:p>
          </table:table-cell>
          <table:table-cell table:style-name="Tabel2.A1" office:value-type="string">
            <text:p text:style-name="Geen_20_afstand"><text:span text:style-name="Standaardalinea-lettertype"><text:span text:style-name="T1">16-12-2014 </text:span></text:span></text:p>
          </table:table-cell>
          <table:table-cell table:style-name="Tabel2.A1" office:value-type="string">
            <text:p text:style-name="Geen_20_afstand"><text:span text:style-name="Standaardalinea-lettertype"><text:span text:style-name="T1">17-12-2014 </text:span></text:span></text:p>
          </table:table-cell>
          <table:table-cell table:style-name="Tabel2.A1" office:value-type="string">
            <text:p text:style-name="Geen_20_afstand"><text:span text:style-name="Standaardalinea-lettertype"><text:span text:style-name="T1">120 min</text:span></text:span></text:p>
          </table:table-cell>
        </table:table-row>
        <table:table-row>
          <table:table-cell table:style-name="Tabel2.A1" office:value-type="string">
            <text:p text:style-name="Geen_20_afstand"><text:span text:style-name="Standaardalinea-lettertype"><text:span text:style-name="T1">Deelopdracht 1: Bepaal het algoritme </text:span></text:span></text:p>
          </table:table-cell>
          <table:table-cell table:style-name="Tabel2.A1" office:value-type="string">
            <text:p text:style-name="Geen_20_afstand"><text:span text:style-name="Standaardalinea-lettertype"><text:span text:style-name="T1">Patrick van Batenburg </text:span></text:span></text:p>
          </table:table-cell>
          <table:table-cell table:style-name="Tabel2.A1" office:value-type="string">
            <text:p text:style-name="Geen_20_afstand"><text:span text:style-name="Standaardalinea-lettertype"><text:span text:style-name="T1">17-12-2014</text:span></text:span></text:p>
          </table:table-cell>
          <table:table-cell table:style-name="Tabel2.A1" office:value-type="string">
            <text:p text:style-name="Geen_20_afstand"><text:span text:style-name="Standaardalinea-lettertype"><text:span text:style-name="T1"><text:s/>17-12-2014</text:span></text:span></text:p>
          </table:table-cell>
          <table:table-cell table:style-name="Tabel2.A1" office:value-type="string">
            <text:p text:style-name="Geen_20_afstand"><text:span text:style-name="Standaardalinea-lettertype"><text:span text:style-name="T1">25 min</text:span></text:span></text:p>
          </table:table-cell>
        </table:table-row>
        <table:table-row>
          <table:table-cell table:style-name="Tabel2.A1" office:value-type="string">
            <text:p text:style-name="Geen_20_afstand"><text:span text:style-name="Standaardalinea-lettertype"><text:span text:style-name="T1">Deelopdracht 2 </text:span></text:span></text:p>
          </table:table-cell>
          <table:table-cell table:style-name="Tabel2.A1" office:value-type="string">
            <text:p text:style-name="Geen_20_afstand"><text:span text:style-name="Standaardalinea-lettertype"><text:span text:style-name="T1">Floris van Londen </text:span></text:span></text:p>
          </table:table-cell>
          <table:table-cell table:style-name="Tabel2.A1" office:value-type="string">
            <text:p text:style-name="Geen_20_afstand"><text:span text:style-name="Standaardalinea-lettertype"><text:span text:style-name="T1">16-12-2014 </text:span></text:span></text:p>
          </table:table-cell>
          <table:table-cell table:style-name="Tabel2.A1" office:value-type="string">
            <text:p text:style-name="Geen_20_afstand"><text:span text:style-name="Standaardalinea-lettertype"><text:span text:style-name="T1">16-12-2014 </text:span></text:span></text:p>
          </table:table-cell>
          <table:table-cell table:style-name="Tabel2.A1" office:value-type="string">
            <text:p text:style-name="Geen_20_afstand"><text:span text:style-name="Standaardalinea-lettertype"><text:span text:style-name="T1">15 min</text:span></text:span></text:p>
          </table:table-cell>
        </table:table-row>
        <table:table-row>
          <table:table-cell table:style-name="Tabel2.A1" office:value-type="string">
            <text:p text:style-name="Geen_20_afstand"><text:span text:style-name="Standaardalinea-lettertype"><text:span text:style-name="T1">Deelopdracht 3 </text:span></text:span></text:p>
          </table:table-cell>
          <table:table-cell table:style-name="Tabel2.A1" office:value-type="string">
            <text:p text:style-name="Geen_20_afstand"><text:span text:style-name="Standaardalinea-lettertype"><text:span text:style-name="T1">Floris van Londen </text:span></text:span></text:p>
          </table:table-cell>
          <table:table-cell table:style-name="Tabel2.A1" office:value-type="string">
            <text:p text:style-name="Geen_20_afstand"><text:span text:style-name="Standaardalinea-lettertype"><text:span text:style-name="T1">16-12-2014 </text:span></text:span></text:p>
          </table:table-cell>
          <table:table-cell table:style-name="Tabel2.A1" office:value-type="string">
            <text:p text:style-name="Geen_20_afstand"><text:span text:style-name="Standaardalinea-lettertype"><text:span text:style-name="T1">16-12-2014 </text:span></text:span></text:p>
          </table:table-cell>
          <table:table-cell table:style-name="Tabel2.A1" office:value-type="string">
            <text:p text:style-name="Geen_20_afstand"><text:span text:style-name="Standaardalinea-lettertype"><text:span text:style-name="T1">30 min</text:span></text:span></text:p>
          </table:table-cell>
        </table:table-row>
        <table:table-row>
          <table:table-cell table:style-name="Tabel2.A1" office:value-type="string">
            <text:p text:style-name="Geen_20_afstand"><text:span text:style-name="Standaardalinea-lettertype"><text:span text:style-name="T1">Deelopdracht 4 </text:span></text:span></text:p>
          </table:table-cell>
          <table:table-cell table:style-name="Tabel2.A1" office:value-type="string">
            <text:p text:style-name="Geen_20_afstand"><text:span text:style-name="Standaardalinea-lettertype"><text:span text:style-name="T1">Floris van Londen </text:span></text:span></text:p>
          </table:table-cell>
          <table:table-cell table:style-name="Tabel2.A1" office:value-type="string">
            <text:p text:style-name="Geen_20_afstand"><text:span text:style-name="Standaardalinea-lettertype"><text:span text:style-name="T1">16-12-2014 </text:span></text:span></text:p>
          </table:table-cell>
          <table:table-cell table:style-name="Tabel2.A1" office:value-type="string">
            <text:p text:style-name="Geen_20_afstand"><text:span text:style-name="Standaardalinea-lettertype"><text:span text:style-name="T1">16-12-2014 </text:span></text:span></text:p>
          </table:table-cell>
          <table:table-cell table:style-name="Tabel2.A1" office:value-type="string">
            <text:p text:style-name="Geen_20_afstand"><text:span text:style-name="Standaardalinea-lettertype"><text:span text:style-name="T1">45 min</text:span></text:span></text:p>
          </table:table-cell>
        </table:table-row>
        <table:table-row>
          <table:table-cell table:style-name="Tabel2.A1" office:value-type="string">
            <text:p text:style-name="Geen_20_afstand"><text:span text:style-name="Standaardalinea-lettertype"><text:span text:style-name="T1">Deelopdracht 5 </text:span></text:span></text:p>
          </table:table-cell>
          <table:table-cell table:style-name="Tabel2.A1" office:value-type="string">
            <text:p text:style-name="Geen_20_afstand"><text:span text:style-name="Standaardalinea-lettertype"><text:span text:style-name="T1">Floris van Londen </text:span></text:span></text:p>
          </table:table-cell>
          <table:table-cell table:style-name="Tabel2.A1" office:value-type="string">
            <text:p text:style-name="Geen_20_afstand"><text:span text:style-name="Standaardalinea-lettertype"><text:span text:style-name="T1">16-12-2014 </text:span></text:span></text:p>
          </table:table-cell>
          <table:table-cell table:style-name="Tabel2.A1" office:value-type="string">
            <text:p text:style-name="Geen_20_afstand"><text:span text:style-name="Standaardalinea-lettertype"><text:span text:style-name="T1">16-12-2014 </text:span></text:span></text:p>
          </table:table-cell>
          <table:table-cell table:style-name="Tabel2.A1" office:value-type="string">
            <text:p text:style-name="Geen_20_afstand"><text:span text:style-name="Standaardalinea-lettertype"><text:span text:style-name="T1">75 min</text:span></text:span></text:p>
          </table:table-cell>
        </table:table-row>
        <table:table-row>
          <table:table-cell table:style-name="Tabel2.A1" office:value-type="string">
            <text:p text:style-name="Geen_20_afstand"><text:span text:style-name="Standaardalinea-lettertype"><text:span text:style-name="T1">Deelopdracht 6 </text:span></text:span></text:p>
          </table:table-cell>
          <table:table-cell table:style-name="Tabel2.A1" office:value-type="string">
            <text:p text:style-name="Geen_20_afstand"><text:span text:style-name="Standaardalinea-lettertype"><text:span text:style-name="T1">Floris van Londen </text:span></text:span></text:p>
          </table:table-cell>
          <table:table-cell table:style-name="Tabel2.A1" office:value-type="string">
            <text:p text:style-name="Geen_20_afstand"><text:span text:style-name="Standaardalinea-lettertype"><text:span text:style-name="T1">16-12-2014 </text:span></text:span></text:p>
          </table:table-cell>
          <table:table-cell table:style-name="Tabel2.A1" office:value-type="string">
            <text:p text:style-name="Geen_20_afstand"><text:span text:style-name="Standaardalinea-lettertype"><text:span text:style-name="T1">16-12-2014</text:span></text:span></text:p>
          </table:table-cell>
          <table:table-cell table:style-name="Tabel2.A1" office:value-type="string">
            <text:p text:style-name="Geen_20_afstand"><text:span text:style-name="Standaardalinea-lettertype"><text:span text:style-name="T1">25 min</text:span></text:span></text:p>
          </table:table-cell>
        </table:table-row>
      </table:table>
      <text:p text:style-name="Geen_20_afstand"/>
      <text:h text:style-name="Heading_20_2" text:outline-level="2"><text:bookmark-start text:name="_Toc408939379"/><text:span text:style-name="Standaardalinea-lettertype"><text:span text:style-name="T6">Hoofdstuk 9: </text:span></text:span><text:span text:style-name="Standaardalinea-lettertype"><text:span text:style-name="T6">Kosten en baten</text:span></text:span><text:bookmark-end text:name="_Toc408939379"/></text:h>
      <text:p text:style-name="P3">We hadden geen kosten aangezien we alle apparatuur al bezitten en alle software(Microsoft Visual Studio 2012 Ultimate, Microsoft Visio, Microsoft Project en GitHub) die we nodig hadden we al hadden/gratis was. </text:p>
      <text:p text:style-name="Geen_20_afstand"><text:span text:style-name="Standaardalinea-lettertype"><text:span text:style-name="T1">Als we 10 euro per persoon per uur zouden verdienen <text:s/>aan 19 uur project in een week is 190 euro.</text:span></text:span></text:p>
      <text:p text:style-name="Geen_20_afstand"><text:span text:style-name="Standaardalinea-lettertype"><text:span text:style-name="T1">We werken 3 weken lang aan dit project dus zouden we 3570 euro verdienen(als we uitbetaald zouden worden)</text:span></text:span><text:span text:style-name="Standaardalinea-lettertype"><text:span text:style-name="T1">.</text:span></text:span></text:p>
      <text:p text:style-name="Geen_20_afstand"><text:span text:style-name="Standaardalinea-lettertype"><text:span text:style-name="T1">De baten zijn dat we een werkende applicatie ontwikkelen en in het proces leren hoe dit te doen.</text:span></text:span></text:p>
      <text:p text:style-name="Geen_20_afstand"/>
      <text:h text:style-name="Heading_20_2" text:outline-level="2"><text:bookmark-start text:name="_Toc408939380"/><text:span text:style-name="Standaardalinea-lettertype"><text:span text:style-name="T6">Hoofdstuk 10: </text:span></text:span><text:span text:style-name="Standaardalinea-lettertype"><text:span text:style-name="T6">Risico's</text:span></text:span><text:bookmark-end text:name="_Toc408939380"/></text:h>
      <table:table table:name="Tabel3" table:style-name="Tabel3">
        <table:table-column table:style-name="Tabel3.A"/>
        <table:table-column table:style-name="Tabel3.B"/>
        <table:table-column table:style-name="Tabel3.C"/>
        <table:table-column table:style-name="Tabel3.D"/>
        <table:table-column table:style-name="Tabel3.E"/>
        <table:table-column table:style-name="Tabel3.F"/>
        <table:table-row>
          <table:table-cell table:style-name="Tabel3.A1" office:value-type="string">
            <text:p text:style-name="P7">Interne risico’s</text:p>
          </table:table-cell>
          <table:table-cell table:style-name="Tabel3.B1" office:value-type="string">
            <text:p text:style-name="P7">Impact</text:p>
          </table:table-cell>
          <table:table-cell table:style-name="Tabel3.A1" office:value-type="string">
            <text:p text:style-name="P7">Kans</text:p>
          </table:table-cell>
          <table:table-cell table:style-name="Tabel3.A1" office:value-type="string">
            <text:p text:style-name="P7">Consequentie</text:p>
          </table:table-cell>
          <table:table-cell table:style-name="Tabel3.A1" office:value-type="string">
            <text:p text:style-name="P7">Voorkomen</text:p>
          </table:table-cell>
          <table:table-cell table:style-name="Tabel3.A1" office:value-type="string">
            <text:p text:style-name="P7">Prioriteit</text:p>
          </table:table-cell>
        </table:table-row>
        <table:table-row>
          <table:table-cell table:style-name="Tabel3.A1" office:value-type="string">
            <text:p text:style-name="Geen_20_afstand"><text:span text:style-name="Standaardalinea-lettertype"><text:span text:style-name="T7">Als de afspraken die worden gemaakt niet worden nagekomen zou het gebeuren dat er onrust en ruzie ontstaan in het team.</text:span></text:span></text:p>
          </table:table-cell>
          <table:table-cell table:style-name="Tabel3.B2" office:value-type="float" office:value="8">
            <text:p text:style-name="Geen_20_afstand">8</text:p>
          </table:table-cell>
          <table:table-cell table:style-name="Tabel3.C2" office:value-type="float" office:value="2">
            <text:p text:style-name="Geen_20_afstand">2</text:p>
          </table:table-cell>
          <table:table-cell table:style-name="Tabel3.A1" office:value-type="string">
            <text:p text:style-name="Geen_20_afstand">Tijdsnood.</text:p>
            <text:p text:style-name="Geen_20_afstand">Slechte kwaliteit van producten.</text:p>
          </table:table-cell>
          <table:table-cell table:style-name="Tabel3.A1" office:value-type="string">
            <text:p text:style-name="Geen_20_afstand">Aan de afspraken houden.</text:p>
            <text:p text:style-name="Geen_20_afstand">Problemen melden aan de groep en deze oplossen.</text:p>
          </table:table-cell>
          <table:table-cell table:style-name="Tabel3.C2" office:value-type="float" office:value="16">
            <text:p text:style-name="Geen_20_afstand">16</text:p>
          </table:table-cell>
        </table:table-row>
        <table:table-row>
          <table:table-cell table:style-name="Tabel3.A1" office:value-type="string">
            <text:p text:style-name="Geen_20_afstand"><text:span text:style-name="Standaardalinea-lettertype"><text:span text:style-name="T7">Als de Deadline niet gehaald zou worden dan is er in het team niet goed overlegt en </text:span></text:span><text:soft-page-break/><text:span text:style-name="Standaardalinea-lettertype"><text:span text:style-name="T7">zeker </text:span></text:span><text:span text:style-name="Standaardalinea-lettertype"><text:span text:style-name="T7">niet goed gepland.</text:span></text:span></text:p>
          </table:table-cell>
          <table:table-cell table:style-name="Tabel3.B2" office:value-type="float" office:value="10">
            <text:p text:style-name="Geen_20_afstand">10</text:p>
          </table:table-cell>
          <table:table-cell table:style-name="Tabel3.C2" office:value-type="float" office:value="0">
            <text:p text:style-name="Geen_20_afstand">0</text:p>
          </table:table-cell>
          <table:table-cell table:style-name="Tabel3.A1" office:value-type="string">
            <text:p text:style-name="Geen_20_afstand">Meer kosten.</text:p>
            <text:p text:style-name="Geen_20_afstand">Tijdsnood.</text:p>
          </table:table-cell>
          <table:table-cell table:style-name="Tabel3.A1" office:value-type="string">
            <text:p text:style-name="Geen_20_afstand">Beter overleggen.</text:p>
            <text:p text:style-name="Geen_20_afstand">Goede afspraken maken.</text:p>
            <text:p text:style-name="Geen_20_afstand">Aan de planning houden.</text:p>
          </table:table-cell>
          <table:table-cell table:style-name="Tabel3.C2" office:value-type="float" office:value="0">
            <text:p text:style-name="Geen_20_afstand">0</text:p>
          </table:table-cell>
        </table:table-row>
        <table:table-row>
          <table:table-cell table:style-name="Tabel3.A1" office:value-type="string">
            <text:p text:style-name="Geen_20_afstand"><text:span text:style-name="Standaardalinea-lettertype"><text:span text:style-name="T7">Wanneer er te weinig kennis is over een opdracht zal hier mee overlegt en/of een onderzoek naar gedaan moeten worden en hierbij zal tijd verloren gaan aan belangrijkere zaken.</text:span></text:span></text:p>
            <text:p text:style-name="Geen_20_afstand"/>
          </table:table-cell>
          <table:table-cell table:style-name="Tabel3.B2" office:value-type="float" office:value="7">
            <text:p text:style-name="Geen_20_afstand">7</text:p>
          </table:table-cell>
          <table:table-cell table:style-name="Tabel3.C2" office:value-type="float" office:value="1">
            <text:p text:style-name="Geen_20_afstand">1</text:p>
          </table:table-cell>
          <table:table-cell table:style-name="Tabel3.A1" office:value-type="string">
            <text:p text:style-name="Geen_20_afstand">Tijdsnood.</text:p>
          </table:table-cell>
          <table:table-cell table:style-name="Tabel3.A1" office:value-type="string">
            <text:p text:style-name="Geen_20_afstand">In vrije tijd naar informatie zoeken.</text:p>
            <text:p text:style-name="Geen_20_afstand">Betere uitlegt krijgen.</text:p>
          </table:table-cell>
          <table:table-cell table:style-name="Tabel3.C2" office:value-type="float" office:value="7">
            <text:p text:style-name="Geen_20_afstand">7</text:p>
          </table:table-cell>
        </table:table-row>
        <table:table-row>
          <table:table-cell table:style-name="Tabel3.A1" office:value-type="string">
            <text:p text:style-name="Geen_20_afstand">Als er gebrek aan motivatie is in de projectgroep kan het project niet af komen</text:p>
          </table:table-cell>
          <table:table-cell table:style-name="Tabel3.B2" office:value-type="float" office:value="6">
            <text:p text:style-name="Geen_20_afstand">6</text:p>
          </table:table-cell>
          <table:table-cell table:style-name="Tabel3.C2" office:value-type="float" office:value="3">
            <text:p text:style-name="Geen_20_afstand">3</text:p>
          </table:table-cell>
          <table:table-cell table:style-name="Tabel3.A1" office:value-type="string">
            <text:p text:style-name="Geen_20_afstand">Opdrachten duren langer.</text:p>
            <text:p text:style-name="Geen_20_afstand">Project komt niet voor de deadline af.</text:p>
          </table:table-cell>
          <table:table-cell table:style-name="Tabel3.A1" office:value-type="string">
            <text:p text:style-name="Geen_20_afstand">Gemotiveerd naar school gaan.</text:p>
          </table:table-cell>
          <table:table-cell table:style-name="Tabel3.C2" office:value-type="float" office:value="18">
            <text:p text:style-name="Geen_20_afstand">18</text:p>
          </table:table-cell>
        </table:table-row>
        <table:table-row>
          <table:table-cell table:style-name="Tabel3.A1" office:value-type="string">
            <text:p text:style-name="Geen_20_afstand"><text:span text:style-name="Standaardalinea-lettertype"><text:span text:style-name="T7">Als de contactafspraken die worden gemaakt niet worden nagekomen zou het gebeuren dat er onrust en ruzie ontstaan in het team.</text:span></text:span></text:p>
          </table:table-cell>
          <table:table-cell table:style-name="Tabel3.B2" office:value-type="float" office:value="8">
            <text:p text:style-name="Geen_20_afstand">8</text:p>
          </table:table-cell>
          <table:table-cell table:style-name="Tabel3.C2" office:value-type="float" office:value="1">
            <text:p text:style-name="Geen_20_afstand">1</text:p>
          </table:table-cell>
          <table:table-cell table:style-name="Tabel3.A1" office:value-type="string">
            <text:p text:style-name="Geen_20_afstand">Tijdsnood.</text:p>
            <text:p text:style-name="Geen_20_afstand">Slechte kwaliteit van producten.</text:p>
          </table:table-cell>
          <table:table-cell table:style-name="Tabel3.A1" office:value-type="string">
            <text:p text:style-name="Geen_20_afstand">Aan de contactafspraken houden.</text:p>
            <text:p text:style-name="Geen_20_afstand">Problemen melden aan de groep en deze oplossen.</text:p>
          </table:table-cell>
          <table:table-cell table:style-name="Tabel3.C2" office:value-type="float" office:value="8">
            <text:p text:style-name="Geen_20_afstand">8</text:p>
          </table:table-cell>
        </table:table-row>
        <table:table-row>
          <table:table-cell table:style-name="Tabel3.A1" office:value-type="string">
            <text:p text:style-name="Geen_20_afstand">Projectgroep heeft geen tijd voor een risicoanalyse.</text:p>
          </table:table-cell>
          <table:table-cell table:style-name="Tabel3.B2" office:value-type="float" office:value="9">
            <text:p text:style-name="Geen_20_afstand">9</text:p>
          </table:table-cell>
          <table:table-cell table:style-name="Tabel3.C2" office:value-type="float" office:value="0">
            <text:p text:style-name="Geen_20_afstand">0</text:p>
          </table:table-cell>
          <table:table-cell table:style-name="Tabel3.A1" office:value-type="string">
            <text:p text:style-name="Geen_20_afstand">Je kunt tegen een heleboel risico's aan lopen en ze niet oplossen.</text:p>
          </table:table-cell>
          <table:table-cell table:style-name="Tabel3.A1" office:value-type="string">
            <text:p text:style-name="Geen_20_afstand">Een risicoanalyse opstellen.</text:p>
          </table:table-cell>
          <table:table-cell table:style-name="Tabel3.C2" office:value-type="float" office:value="0">
            <text:p text:style-name="Geen_20_afstand">0</text:p>
          </table:table-cell>
        </table:table-row>
        <table:table-row>
          <table:table-cell table:style-name="Tabel3.A1" office:value-type="string">
            <text:p text:style-name="Geen_20_afstand">De projectgroep doen de gemaakte opdrachten niet netjes opmaken.</text:p>
          </table:table-cell>
          <table:table-cell table:style-name="Tabel3.B2" office:value-type="float" office:value="4">
            <text:p text:style-name="Geen_20_afstand">4</text:p>
          </table:table-cell>
          <table:table-cell table:style-name="Tabel3.C2" office:value-type="float" office:value="3">
            <text:p text:style-name="Geen_20_afstand">3</text:p>
          </table:table-cell>
          <table:table-cell table:style-name="Tabel3.A1" office:value-type="string">
            <text:p text:style-name="Geen_20_afstand">De gemaakte opdrachten bevatten verschillende opmaak instelling en is vervellend om te lezen</text:p>
          </table:table-cell>
          <table:table-cell table:style-name="Tabel3.A1" office:value-type="string">
            <text:p text:style-name="Geen_20_afstand">Opmaak samenvoegen.</text:p>
          </table:table-cell>
          <table:table-cell table:style-name="Tabel3.C2" office:value-type="float" office:value="12">
            <text:p text:style-name="Geen_20_afstand">12</text:p>
          </table:table-cell>
        </table:table-row>
        <table:table-row>
          <table:table-cell table:style-name="Tabel3.A1" office:value-type="string">
            <text:p text:style-name="Geen_20_afstand">De projectgroep hebben de gemaakte opdrachten niet volgens de benodigdheden gemaakt.</text:p>
          </table:table-cell>
          <table:table-cell table:style-name="Tabel3.B2" office:value-type="float" office:value="10">
            <text:p text:style-name="Geen_20_afstand">10</text:p>
          </table:table-cell>
          <table:table-cell table:style-name="Tabel3.C2" office:value-type="float" office:value="1">
            <text:p text:style-name="Geen_20_afstand">1</text:p>
          </table:table-cell>
          <table:table-cell table:style-name="Tabel3.A1" office:value-type="string">
            <text:p text:style-name="Geen_20_afstand">De opdrachtgever is niet blij met het opgeleverde product.</text:p>
          </table:table-cell>
          <table:table-cell table:style-name="Tabel3.A1" office:value-type="string">
            <text:p text:style-name="Geen_20_afstand">De opdrachten goed lezen.</text:p>
          </table:table-cell>
          <table:table-cell table:style-name="Tabel3.C2" office:value-type="float" office:value="10">
            <text:p text:style-name="Geen_20_afstand">10</text:p>
          </table:table-cell>
        </table:table-row>
        <table:table-row>
          <table:table-cell table:style-name="Tabel3.A1" office:value-type="string">
            <text:p text:style-name="Geen_20_afstand"/>
          </table:table-cell>
          <table:table-cell table:style-name="Tabel3.B1" office:value-type="string">
            <text:p text:style-name="Geen_20_afstand"/>
          </table:table-cell>
          <table:table-cell table:style-name="Tabel3.A1" office:value-type="string">
            <text:p text:style-name="Geen_20_afstand"/>
          </table:table-cell>
          <table:table-cell table:style-name="Tabel3.A1" office:value-type="string">
            <text:p text:style-name="Geen_20_afstand"/>
          </table:table-cell>
          <table:table-cell table:style-name="Tabel3.A1" office:value-type="string">
            <text:p text:style-name="Geen_20_afstand"/>
          </table:table-cell>
          <table:table-cell table:style-name="Tabel3.A1" office:value-type="string">
            <text:p text:style-name="Geen_20_afstand"/>
          </table:table-cell>
        </table:table-row>
        <table:table-row>
          <table:table-cell table:style-name="Tabel3.A1" office:value-type="string">
            <text:p text:style-name="Geen_20_afstand"/>
          </table:table-cell>
          <table:table-cell table:style-name="Tabel3.B1" office:value-type="string">
            <text:p text:style-name="Geen_20_afstand"/>
          </table:table-cell>
          <table:table-cell table:style-name="Tabel3.A1" office:value-type="string">
            <text:p text:style-name="Geen_20_afstand"/>
          </table:table-cell>
          <table:table-cell table:style-name="Tabel3.A1" office:value-type="string">
            <text:p text:style-name="Geen_20_afstand"/>
          </table:table-cell>
          <table:table-cell table:style-name="Tabel3.A1" office:value-type="string">
            <text:p text:style-name="Geen_20_afstand"/>
          </table:table-cell>
          <table:table-cell table:style-name="Tabel3.A1" office:value-type="string">
            <text:p text:style-name="Geen_20_afstand"/>
          </table:table-cell>
        </table:table-row>
      </table:table>
      <text:p text:style-name="P6"/>
      <table:table table:name="Tabel4" table:style-name="Tabel4">
        <table:table-column table:style-name="Tabel4.A"/>
        <table:table-column table:style-name="Tabel4.B"/>
        <table:table-column table:style-name="Tabel4.C"/>
        <table:table-column table:style-name="Tabel4.D"/>
        <table:table-column table:style-name="Tabel4.E"/>
        <table:table-column table:style-name="Tabel4.F"/>
        <table:table-row>
          <table:table-cell table:style-name="Tabel4.A1" office:value-type="string">
            <text:p text:style-name="P7">Externe risico’s</text:p>
          </table:table-cell>
          <table:table-cell table:style-name="Tabel4.B1" office:value-type="string">
            <text:p text:style-name="P7">Impact</text:p>
          </table:table-cell>
          <table:table-cell table:style-name="Tabel4.A1" office:value-type="string">
            <text:p text:style-name="P7">Kans</text:p>
          </table:table-cell>
          <table:table-cell table:style-name="Tabel4.A1" office:value-type="string">
            <text:p text:style-name="P7">Consequentie</text:p>
          </table:table-cell>
          <table:table-cell table:style-name="Tabel4.A1" office:value-type="string">
            <text:p text:style-name="P7">Voorkomen</text:p>
          </table:table-cell>
          <table:table-cell table:style-name="Tabel4.A1" office:value-type="string">
            <text:p text:style-name="P7">Prioriteit</text:p>
          </table:table-cell>
        </table:table-row>
        <table:table-row>
          <table:table-cell table:style-name="Tabel4.A1" office:value-type="string">
            <text:p text:style-name="Geen_20_afstand">Geen stroom.</text:p>
          </table:table-cell>
          <table:table-cell table:style-name="Tabel4.B2" office:value-type="float" office:value="10">
            <text:p text:style-name="Geen_20_afstand">10</text:p>
          </table:table-cell>
          <table:table-cell table:style-name="Tabel4.C2" office:value-type="float" office:value="0">
            <text:p text:style-name="Geen_20_afstand">0</text:p>
          </table:table-cell>
          <table:table-cell table:style-name="Tabel4.A1" office:value-type="string">
            <text:p text:style-name="Geen_20_afstand">Niet lang kunnen werken doordat <text:soft-page-break/>de accu van de laptop leeg gaat.</text:p>
          </table:table-cell>
          <table:table-cell table:style-name="Tabel4.A1" office:value-type="string">
            <text:p text:style-name="Geen_20_afstand">Laptop met grootte accu.</text:p>
            <text:p text:style-name="Geen_20_afstand"><text:soft-page-break/>Laptop met efficiënte accu.</text:p>
            <text:p text:style-name="Geen_20_afstand">Energiebesparingstand inschakelen.</text:p>
          </table:table-cell>
          <table:table-cell table:style-name="Tabel4.A1" office:value-type="string">
            <text:p text:style-name="Geen_20_afstand">Zeer hoog</text:p>
          </table:table-cell>
        </table:table-row>
        <table:table-row>
          <table:table-cell table:style-name="Tabel4.A1" office:value-type="string">
            <text:p text:style-name="Geen_20_afstand">Geen internet.</text:p>
          </table:table-cell>
          <table:table-cell table:style-name="Tabel4.B2" office:value-type="float" office:value="8">
            <text:p text:style-name="Geen_20_afstand">8</text:p>
          </table:table-cell>
          <table:table-cell table:style-name="Tabel4.C2" office:value-type="float" office:value="1">
            <text:p text:style-name="Geen_20_afstand">1</text:p>
          </table:table-cell>
          <table:table-cell table:style-name="Tabel4.A1" office:value-type="string">
            <text:p text:style-name="Geen_20_afstand">Geen informatie kunnen opzoeken.</text:p>
            <text:p text:style-name="Geen_20_afstand">Project documenten kunnen niet gesynchroniseerd worden.</text:p>
          </table:table-cell>
          <table:table-cell table:style-name="Tabel4.A1" office:value-type="string">
            <text:p text:style-name="Geen_20_afstand">Offline help en ondersteuning.</text:p>
            <text:p text:style-name="Geen_20_afstand">USB-stick.</text:p>
          </table:table-cell>
          <table:table-cell table:style-name="Tabel4.C2" office:value-type="float" office:value="8">
            <text:p text:style-name="Geen_20_afstand">8</text:p>
          </table:table-cell>
        </table:table-row>
        <table:table-row>
          <table:table-cell table:style-name="Tabel4.A1" office:value-type="string">
            <text:p text:style-name="Geen_20_afstand">Hardware problemen.</text:p>
          </table:table-cell>
          <table:table-cell table:style-name="Tabel4.B2" office:value-type="float" office:value="10">
            <text:p text:style-name="Geen_20_afstand">10</text:p>
          </table:table-cell>
          <table:table-cell table:style-name="Tabel4.C2" office:value-type="float" office:value="1">
            <text:p text:style-name="Geen_20_afstand">1</text:p>
          </table:table-cell>
          <table:table-cell table:style-name="Tabel4.A1" office:value-type="string">
            <text:p text:style-name="Geen_20_afstand">Niet goed kunnen werken.</text:p>
          </table:table-cell>
          <table:table-cell table:style-name="Tabel4.A1" office:value-type="string">
            <text:p text:style-name="Geen_20_afstand">Checken of dat je alles wat je nodig hebt voordat je naar school gaat</text:p>
          </table:table-cell>
          <table:table-cell table:style-name="Tabel4.C2" office:value-type="float" office:value="10">
            <text:p text:style-name="Geen_20_afstand">10</text:p>
          </table:table-cell>
        </table:table-row>
        <table:table-row>
          <table:table-cell table:style-name="Tabel4.A1" office:value-type="string">
            <text:p text:style-name="Geen_20_afstand">Software problemen.</text:p>
          </table:table-cell>
          <table:table-cell table:style-name="Tabel4.B2" office:value-type="float" office:value="10">
            <text:p text:style-name="Geen_20_afstand">10</text:p>
          </table:table-cell>
          <table:table-cell table:style-name="Tabel4.C2" office:value-type="float" office:value="1">
            <text:p text:style-name="Geen_20_afstand">1</text:p>
          </table:table-cell>
          <table:table-cell table:style-name="Tabel4.A1" office:value-type="string">
            <text:p text:style-name="Geen_20_afstand">Niet goed kunnen werken.</text:p>
          </table:table-cell>
          <table:table-cell table:style-name="Tabel4.A1" office:value-type="string">
            <text:p text:style-name="Geen_20_afstand">Opnieuw installeren of repareren.</text:p>
            <text:p text:style-name="Geen_20_afstand">Andere software gebruiken om het tijdelijk te vervangen.</text:p>
          </table:table-cell>
          <table:table-cell table:style-name="Tabel4.C2" office:value-type="float" office:value="10">
            <text:p text:style-name="Geen_20_afstand">10</text:p>
          </table:table-cell>
        </table:table-row>
        <table:table-row>
          <table:table-cell table:style-name="Tabel4.A1" office:value-type="string">
            <text:p text:style-name="Geen_20_afstand">Bestandsverlies.</text:p>
          </table:table-cell>
          <table:table-cell table:style-name="Tabel4.B2" office:value-type="float" office:value="10">
            <text:p text:style-name="Geen_20_afstand">10</text:p>
          </table:table-cell>
          <table:table-cell table:style-name="Tabel4.C2" office:value-type="float" office:value="0">
            <text:p text:style-name="Geen_20_afstand">0</text:p>
          </table:table-cell>
          <table:table-cell table:style-name="Tabel4.A1" office:value-type="string">
            <text:p text:style-name="Geen_20_afstand">Niet alle bestanden zijn up-to-date.</text:p>
            <text:p text:style-name="Geen_20_afstand">Bestanden die mogelijk niet goed werken.</text:p>
          </table:table-cell>
          <table:table-cell table:style-name="Tabel4.A1" office:value-type="string">
            <text:p text:style-name="Geen_20_afstand">Back-ups maken.</text:p>
            <text:p text:style-name="Geen_20_afstand">Versiebeheer.</text:p>
            <text:p text:style-name="Geen_20_afstand">GitHub.</text:p>
          </table:table-cell>
          <table:table-cell table:style-name="Tabel4.C2" office:value-type="float" office:value="0">
            <text:p text:style-name="Geen_20_afstand">0</text:p>
          </table:table-cell>
        </table:table-row>
        <table:table-row>
          <table:table-cell table:style-name="Tabel4.A1" office:value-type="string">
            <text:p text:style-name="Geen_20_afstand">Ziek worden.</text:p>
          </table:table-cell>
          <table:table-cell table:style-name="Tabel4.B2" office:value-type="float" office:value="1">
            <text:p text:style-name="Geen_20_afstand">1</text:p>
          </table:table-cell>
          <table:table-cell table:style-name="Tabel4.C2" office:value-type="float" office:value="1">
            <text:p text:style-name="Geen_20_afstand">1</text:p>
          </table:table-cell>
          <table:table-cell table:style-name="Tabel4.A1" office:value-type="string">
            <text:p text:style-name="Geen_20_afstand">Geen hulp van projectleden.</text:p>
          </table:table-cell>
          <table:table-cell table:style-name="Tabel4.A1" office:value-type="string">
            <text:p text:style-name="Geen_20_afstand">Genoeg vitamines binnen krijgen.</text:p>
            <text:p text:style-name="Geen_20_afstand">Bestanden zijn bij beiden projectleden up-to-date.</text:p>
          </table:table-cell>
          <table:table-cell table:style-name="Tabel4.C2" office:value-type="float" office:value="1">
            <text:p text:style-name="Geen_20_afstand">1</text:p>
          </table:table-cell>
        </table:table-row>
        <table:table-row>
          <table:table-cell table:style-name="Tabel4.A1" office:value-type="string">
            <text:p text:style-name="Geen_20_afstand">Opgeleverde product werkt niet.</text:p>
          </table:table-cell>
          <table:table-cell table:style-name="Tabel4.B2" office:value-type="float" office:value="10">
            <text:p text:style-name="Geen_20_afstand">10</text:p>
          </table:table-cell>
          <table:table-cell table:style-name="Tabel4.C2" office:value-type="float" office:value="1">
            <text:p text:style-name="Geen_20_afstand">1</text:p>
          </table:table-cell>
          <table:table-cell table:style-name="Tabel4.A1" office:value-type="string">
            <text:p text:style-name="Geen_20_afstand">Slechte beoordeling van het project.</text:p>
          </table:table-cell>
          <table:table-cell table:style-name="Tabel4.A1" office:value-type="string">
            <text:p text:style-name="Geen_20_afstand">Checken of dat alle bestanden juist zijn bijgewerkt.</text:p>
          </table:table-cell>
          <table:table-cell table:style-name="Tabel4.C2" office:value-type="float" office:value="10">
            <text:p text:style-name="Geen_20_afstand">10</text:p>
          </table:table-cell>
        </table:table-row>
        <table:table-row>
          <table:table-cell table:style-name="Tabel4.A1" office:value-type="string">
            <text:p text:style-name="Geen_20_afstand">Geen afstemming met andere projecten.</text:p>
          </table:table-cell>
          <table:table-cell table:style-name="Tabel4.B2" office:value-type="float" office:value="5">
            <text:p text:style-name="Geen_20_afstand">5</text:p>
          </table:table-cell>
          <table:table-cell table:style-name="Tabel4.C2" office:value-type="float" office:value="0">
            <text:p text:style-name="Geen_20_afstand">0</text:p>
          </table:table-cell>
          <table:table-cell table:style-name="Tabel4.A1" office:value-type="string">
            <text:p text:style-name="Geen_20_afstand">Je komt tegen eerder gemaakte problemen aan.</text:p>
          </table:table-cell>
          <table:table-cell table:style-name="Tabel4.A1" office:value-type="string">
            <text:p text:style-name="Geen_20_afstand">Door terug te kijken naar andere gemaakte projecten kan je leren van problemen waar je tegen aan liep.</text:p>
          </table:table-cell>
          <table:table-cell table:style-name="Tabel4.C2" office:value-type="float" office:value="0">
            <text:p text:style-name="Geen_20_afstand">0</text:p>
          </table:table-cell>
        </table:table-row>
        <table:table-row>
          <table:table-cell table:style-name="Tabel4.A1" office:value-type="string">
            <text:p text:style-name="Geen_20_afstand">Onstabiel internet</text:p>
          </table:table-cell>
          <table:table-cell table:style-name="Tabel4.B2" office:value-type="float" office:value="8">
            <text:p text:style-name="Geen_20_afstand">8</text:p>
          </table:table-cell>
          <table:table-cell table:style-name="Tabel4.C2" office:value-type="float" office:value="5">
            <text:p text:style-name="Geen_20_afstand">5</text:p>
          </table:table-cell>
          <table:table-cell table:style-name="Tabel4.A1" office:value-type="string">
            <text:p text:style-name="Geen_20_afstand">Geen informatie kunnen opzoeken.</text:p>
            <text:p text:style-name="Geen_20_afstand">Project documenten kunnen niet gesynchroniseerd worden.</text:p>
          </table:table-cell>
          <table:table-cell table:style-name="Tabel4.A1" office:value-type="string">
            <text:p text:style-name="Geen_20_afstand">Offline help en ondersteuning.</text:p>
            <text:p text:style-name="Geen_20_afstand">USB-stick.</text:p>
          </table:table-cell>
          <table:table-cell table:style-name="Tabel4.C2" office:value-type="float" office:value="40">
            <text:p text:style-name="Geen_20_afstand">40</text:p>
          </table:table-cell>
        </table:table-row>
        <table:table-row>
          <table:table-cell table:style-name="Tabel4.A1" office:value-type="string">
            <text:p text:style-name="Geen_20_afstand"/>
          </table:table-cell>
          <table:table-cell table:style-name="Tabel4.B1" office:value-type="string">
            <text:p text:style-name="Geen_20_afstand"/>
          </table:table-cell>
          <table:table-cell table:style-name="Tabel4.A1" office:value-type="string">
            <text:p text:style-name="Geen_20_afstand"/>
          </table:table-cell>
          <table:table-cell table:style-name="Tabel4.A1" office:value-type="string">
            <text:p text:style-name="Geen_20_afstand"/>
          </table:table-cell>
          <table:table-cell table:style-name="Tabel4.A1" office:value-type="string">
            <text:p text:style-name="Geen_20_afstand"/>
          </table:table-cell>
          <table:table-cell table:style-name="Tabel4.A1" office:value-type="string">
            <text:p text:style-name="Geen_20_afstand"/>
          </table:table-cell>
        </table:table-row>
      </table:table>
      <text:p text:style-name="Geen_20_afstan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a1" draw:style="linear" draw:start-color="#88acbb" draw:end-color="#394a61" draw:start-intensity="100%" draw:end-intensity="100%" draw:angle="3480" draw:border="0%"/>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nl" fo:country="NL" fo:font-style="normal" style:text-underline-style="none" fo:font-weight="normal" style:letter-kerning="false" style:font-size-asian="11pt" style:language-asian="nl" style:country-asian="NL"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nl" fo:country="NL" fo:font-style="normal" style:text-underline-style="none" fo:font-weight="normal" style:letter-kerning="false" fo:background-color="transparent" style:font-name-asian="Times New Roman" style:font-size-asian="11pt" style:language-asian="nl" style:country-asian="NL"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line-height="100%" fo:orphans="0" fo:widows="0" fo:hyphenation-ladder-count="no-limit" style:vertical-align="baseline"/>
      <style:text-properties style:font-name="Times New Roman" fo:font-size="12pt" style:letter-kerning="true" style:font-name-asian="SimSun" style:font-size-asian="12pt" style:language-asian="zh" style:country-asian="CN" style:font-name-complex="Mangal" style:font-size-complex="12pt" style:language-complex="hi" style:country-complex="IN"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423cm" fo:margin-bottom="0cm" fo:keep-together="always" fo:hyphenation-ladder-count="no-limit" fo:keep-with-next="always"/>
      <style:text-properties fo:color="#2e74b5" style:font-name="Calibri Light" fo:font-size="16pt" style:font-name-asian="Times New Roman" style:font-size-asian="16pt" style:font-name-complex="Times New Roman" style:font-size-complex="16pt"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top="0.071cm" fo:margin-bottom="0cm" fo:keep-together="always" fo:hyphenation-ladder-count="no-limit" fo:keep-with-next="always"/>
      <style:text-properties fo:color="#2e74b5" style:font-name="Calibri Light" fo:font-size="13pt" style:font-name-asian="Times New Roman" style:font-size-asian="13pt" style:font-name-complex="Times New Roman" style:font-size-complex="13pt" fo:hyphenate="false" fo:hyphenation-remain-char-count="0" fo:hyphenation-push-char-count="0"/>
    </style:style>
    <style:style style:name="Lijstalinea"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Geen_20_afstand" style:display-name="Geen afstand" style:family="paragraph">
      <style:paragraph-properties fo:margin-top="0cm" fo:margin-bottom="0cm" fo:line-height="100%" fo:hyphenation-ladder-count="no-limit"/>
      <style:text-properties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style:tab-stops>
          <style:tab-stop style:position="8.255cm" style:type="center"/>
          <style:tab-stop style:position="16.5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style:tab-stops>
          <style:tab-stop style:position="8.255cm" style:type="center"/>
          <style:tab-stop style:position="16.51cm" style:type="right"/>
        </style:tab-stops>
      </style:paragraph-properties>
      <style:text-properties fo:hyphenate="false" fo:hyphenation-remain-char-count="0" fo:hyphenation-push-char-count="0"/>
    </style:style>
    <style:style style:name="Kop_20_van_20_inhoudsopgave" style:display-name="Kop van inhoudsopgave" style:family="paragraph" style:parent-style-name="Heading_20_1" style:next-style-name="Standard" style:default-outline-level="" style:list-style-name="">
      <style:paragraph-properties fo:hyphenation-ladder-count="no-limit"/>
      <style:text-properties fo:hyphenate="false" fo:hyphenation-remain-char-count="0" fo:hyphenation-push-char-count="0"/>
    </style:style>
    <style:style style:name="Inhopg_20_2" style:display-name="Inhopg 2" style:family="paragraph" style:parent-style-name="Standard" style:next-style-name="Standard" style:auto-update="true">
      <style:paragraph-properties fo:margin-left="0.388cm" fo:margin-right="0cm" fo:margin-top="0cm" fo:margin-bottom="0.176cm" fo:hyphenation-ladder-count="no-limit" fo:text-indent="0cm" style:auto-text-indent="false">
        <style:tab-stops/>
      </style:paragraph-properties>
      <style:text-properties style:font-name-complex="Times New Roman" fo:hyphenate="false" fo:hyphenation-remain-char-count="0" fo:hyphenation-push-char-count="0"/>
    </style:style>
    <style:style style:name="Inhopg_20_1" style:display-name="Inhopg 1" style:family="paragraph" style:parent-style-name="Standard" style:next-style-name="Standard" style:auto-update="true">
      <style:paragraph-properties fo:margin-top="0cm" fo:margin-bottom="0.176cm" fo:hyphenation-ladder-count="no-limit"/>
      <style:text-properties style:font-name-complex="Times New Roman" fo:hyphenate="false" fo:hyphenation-remain-char-count="0" fo:hyphenation-push-char-count="0"/>
    </style:style>
    <style:style style:name="Inhopg_20_3" style:display-name="Inhopg 3" style:family="paragraph" style:parent-style-name="Standard" style:next-style-name="Standard" style:auto-update="true">
      <style:paragraph-properties fo:margin-left="0.776cm" fo:margin-right="0cm" fo:margin-top="0cm" fo:margin-bottom="0.176cm" fo:hyphenation-ladder-count="no-limit" fo:text-indent="0cm" style:auto-text-indent="false">
        <style:tab-stops/>
      </style:paragraph-properties>
      <style:text-properties style:font-name-complex="Times New Roman" fo:hyphenate="false" fo:hyphenation-remain-char-count="0" fo:hyphenation-push-char-count="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Standaardalinea-lettertype" style:family="text"/>
    <style:style style:name="Koptekst_20_Char" style:display-name="Koptekst Char" style:family="text" style:parent-style-name="Standaardalinea-lettertype"/>
    <style:style style:name="Voettekst_20_Char" style:display-name="Voettekst Char" style:family="text" style:parent-style-name="Standaardalinea-lettertype"/>
    <style:style style:name="Kop_20_1_20_Char" style:display-name="Kop 1 Char" style:family="text" style:parent-style-name="Standaardalinea-lettertype">
      <style:text-properties fo:color="#2e74b5" style:font-name="Calibri Light" fo:font-size="16pt" style:font-name-asian="Times New Roman" style:font-size-asian="16pt" style:font-name-complex="Times New Roman" style:font-size-complex="16pt"/>
    </style:style>
    <style:style style:name="Kop_20_2_20_Char" style:display-name="Kop 2 Char" style:family="text" style:parent-style-name="Standaardalinea-lettertype">
      <style:text-properties fo:color="#2e74b5" style:font-name="Calibri Light" fo:font-size="13pt" style:font-name-asian="Times New Roman" style:font-size-asian="13pt" style:font-name-complex="Times New Roman" style:font-size-complex="13pt"/>
    </style:style>
    <style:style style:name="Geen_20_afstand_20_Char" style:display-name="Geen afstand Char" style:family="text" style:parent-style-name="Standaardalinea-lettertype"/>
    <style:style style:name="Hyperlink" style:family="text" style:parent-style-name="Standaardalinea-lettertype">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style>
    <style:style style:name="WW_5f_CharLFO2LVL9" style:display-name="WW_CharLFO2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agraph-properties style:writing-mode="lr-tb" style:font-independent-line-spacing="false"/>
    </style:style>
    <style:style style:name="MT1" style:family="text">
      <style:text-properties style:font-name="Calibri" style:font-name-asian="Calibri" style:font-name-complex="Calibri"/>
    </style:style>
    <style:style style:name="Mgr1" style:family="graphic">
      <style:graphic-properties draw:stroke="none" draw:fill="none" draw:textarea-horizontal-align="left" draw:textarea-vertical-align="top" draw:auto-grow-height="false" draw:auto-grow-width="false" fo:padding-top="0cm" fo:padding-bottom="0cm" fo:padding-left="0.254cm" fo:padding-right="0.254cm" fo:wrap-option="wrap" style:run-through="fore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2.54cm" fo:margin-right="2.54cm" style:writing-mode="lr-tb" style:footnote-max-height="0cm">
        <style:footnote-sep style:width="0.018cm" style:adjustment="left" style:rel-width="33%" style:color="#000000"/>
      </style:page-layout-properties>
      <style:header-style/>
      <style:footer-style>
        <style:header-footer-properties fo:min-height="1.291cm" fo:margin-left="0cm" fo:margin-right="0cm" fo:margin-top="0cm" style:dynamic-spacing="true"/>
      </style:footer-style>
    </style:page-layout>
    <style:page-layout style:name="Mpm3">
      <style:page-layout-properties fo:page-width="21.59cm" fo:page-height="27.94cm" style:num-format="1" style:print-orientation="portrait" fo:margin-top="1.249cm" fo:margin-bottom="1.249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draw:custom-shape text:anchor-type="paragraph" draw:z-index="6" draw:name="Rectangle 1" draw:style-name="Mgr1" draw:text-style-name="MP1" svg:width="-1.572cm" svg:height="-0.533cm" svg:x="21.101cm" svg:y="26.936cm"><text:p/><draw:enhanced-geometry svg:viewBox="0 0 21600 21600" draw:mirror-horizontal="true" draw:type="non-primitive" draw:enhanced-path="M 0 0 L 21600 0 21600 21600 0 21600 Z N"/></draw:custom-shape>Project Torens van Hanoi</text:p>
        <text:p text:style-name="Footer"><text:span text:style-name="Standaardalinea-lettertype"><text:span text:style-name="MT1">Groep 19, </text:span></text:span><text:span text:style-name="Standaardalinea-lettertype"><text:span text:style-name="MT1">Patrick van Batenburg en Floris van Londen</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Plan van aanpak</dc:title>
    <dc:subject>Project: Torens van Hanoi</dc:subject>
    <meta:initial-creator>MEDION</meta:initial-creator>
    <dc:creator>Patrick </dc:creator>
    <meta:creation-date>2015-01-13T18:12:00Z</meta:creation-date>
    <dc:date>2015-01-14T14:29:15.55</dc:date>
    <meta:editing-cycles>3</meta:editing-cycles>
    <meta:editing-duration>PT1H8S</meta:editing-duration>
    <meta:document-statistic meta:table-count="4" meta:image-count="0" meta:object-count="1" meta:page-count="8" meta:paragraph-count="310" meta:word-count="1618" meta:character-count="10386"/>
    <meta:template xlink:type="simple" xlink:actuate="onRequest" xlink:title="" xlink:href="Normal.dotm"/>
  </office:meta>
</office:document-meta>
</file>